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1.6201in"/>
    </style:style>
    <style:style style:name="co6" style:family="table-column">
      <style:table-column-properties fo:break-before="auto" style:column-width="1.5008in"/>
    </style:style>
    <style:style style:name="co7" style:family="table-column">
      <style:table-column-properties fo:break-before="auto" style:column-width="1.298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186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2" table:default-cell-style-name="Default"/>
        <table:table-row table:style-name="ro1">
          <table:table-cell table:style-name="ce1" office:value-type="string">
            <text:p>Copyright 2013 eric schkufza</text:p>
          </table:table-cell>
          <table:table-cell table:style-name="ce12" table:number-columns-repeated="11"/>
          <table:table-cell table:number-columns-repeated="1012"/>
        </table:table-row>
        <table:table-row table:style-name="ro1">
          <table:table-cell table:style-name="ce1"/>
          <table:table-cell table:style-name="ce12" table:number-columns-repeated="11"/>
          <table:table-cell table:number-columns-repeated="1012"/>
        </table:table-row>
        <table:table-row table:style-name="ro1">
          <table:table-cell table:style-name="ce1" office:value-type="string">
            <text:p>Licensed under the Apache License, Version 2.0 (the "License");</text:p>
          </table:table-cell>
          <table:table-cell table:style-name="ce12" table:number-columns-repeated="11"/>
          <table:table-cell table:number-columns-repeated="1012"/>
        </table:table-row>
        <table:table-row table:style-name="ro1">
          <table:table-cell table:style-name="ce1" office:value-type="string">
            <text:p>you may not use this file except in compliance with the License.</text:p>
          </table:table-cell>
          <table:table-cell table:style-name="ce12" table:number-columns-repeated="11"/>
          <table:table-cell table:number-columns-repeated="1012"/>
        </table:table-row>
        <table:table-row table:style-name="ro1">
          <table:table-cell table:style-name="ce1" office:value-type="string">
            <text:p>You may obtain a copy of the License at</text:p>
          </table:table-cell>
          <table:table-cell table:style-name="ce12" table:number-columns-repeated="11"/>
          <table:table-cell table:number-columns-repeated="1012"/>
        </table:table-row>
        <table:table-row table:style-name="ro1">
          <table:table-cell table:style-name="ce1"/>
          <table:table-cell table:style-name="ce12" table:number-columns-repeated="11"/>
          <table:table-cell table:number-columns-repeated="1012"/>
        </table:table-row>
        <table:table-row table:style-name="ro1">
          <table:table-cell table:style-name="ce1" office:value-type="string">
            <text:p><text:s text:c="4"/>http://www.apache.org/licenses/LICENSE-2.0</text:p>
          </table:table-cell>
          <table:table-cell table:style-name="ce12" table:number-columns-repeated="11"/>
          <table:table-cell table:number-columns-repeated="1012"/>
        </table:table-row>
        <table:table-row table:style-name="ro1">
          <table:table-cell table:style-name="ce1"/>
          <table:table-cell table:style-name="ce12" table:number-columns-repeated="11"/>
          <table:table-cell table:number-columns-repeated="1012"/>
        </table:table-row>
        <table:table-row table:style-name="ro1">
          <table:table-cell table:style-name="ce1" office:value-type="string">
            <text:p>Unless required by applicable law or agreed to in writing, software</text:p>
          </table:table-cell>
          <table:table-cell table:style-name="ce12" table:number-columns-repeated="11"/>
          <table:table-cell table:number-columns-repeated="1012"/>
        </table:table-row>
        <table:table-row table:style-name="ro1">
          <table:table-cell table:style-name="ce1" office:value-type="string">
            <text:p>distributed under the License is distributed on an "AS IS" BASIS,</text:p>
          </table:table-cell>
          <table:table-cell table:style-name="ce12" table:number-columns-repeated="11"/>
          <table:table-cell table:number-columns-repeated="1012"/>
        </table:table-row>
        <table:table-row table:style-name="ro1">
          <table:table-cell table:style-name="ce1" office:value-type="string">
            <text:p>WITHOUT WARRANTIES OR CONDITIONS OF ANY KIND, either express or implied.</text:p>
          </table:table-cell>
          <table:table-cell table:style-name="ce12" table:number-columns-repeated="11"/>
          <table:table-cell table:number-columns-repeated="1012"/>
        </table:table-row>
        <table:table-row table:style-name="ro1">
          <table:table-cell table:style-name="ce1" office:value-type="string">
            <text:p>See the License for the specific language governing permissions and</text:p>
          </table:table-cell>
          <table:table-cell table:style-name="ce12" table:number-columns-repeated="11"/>
          <table:table-cell table:number-columns-repeated="1012"/>
        </table:table-row>
        <table:table-row table:style-name="ro1">
          <table:table-cell table:style-name="ce1" office:value-type="string">
            <text:p>limitations under the License.</text:p>
          </table:table-cell>
          <table:table-cell table:style-name="ce12" table:number-columns-repeated="11"/>
          <table:table-cell table:number-columns-repeated="1012"/>
        </table:table-row>
        <table:table-row table:style-name="ro1">
          <table:table-cell table:style-name="ce1"/>
          <table:table-cell table:style-name="ce12" table:number-columns-repeated="11"/>
          <table:table-cell table:number-columns-repeated="1012"/>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2"/>
        </table:table-row>
        <table:table-row table:style-name="ro1">
          <table:table-cell table:style-name="ce1"/>
          <table:table-cell table:style-name="ce12" table:number-columns-repeated="11"/>
          <table:table-cell table:number-columns-repeated="1012"/>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12"/>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12"/>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12"/>
        </table:table-row>
        <table:table-row table:style-name="ro1">
          <table:table-cell table:number-columns-repeated="11"/>
          <table:table-cell table:style-name="ce5"/>
          <table:table-cell table:number-columns-repeated="1012"/>
        </table:table-row>
        <table:table-row table:style-name="ro1">
          <table:table-cell table:style-name="ce2" office:value-type="string">
            <text:p>D4 0A</text:p>
          </table:table-cell>
          <table:table-cell table:style-name="ce6" office:value-type="string">
            <text:p>AAM</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12"/>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12"/>
        </table:table-row>
        <table:table-row table:style-name="ro1">
          <table:table-cell table:number-columns-repeated="11"/>
          <table:table-cell table:style-name="ce5"/>
          <table:table-cell table:number-columns-repeated="1012"/>
        </table:table-row>
        <table:table-row table:style-name="ro1">
          <table:table-cell table:style-name="ce2" office:value-type="string">
            <text:p>3F</text:p>
          </table:table-cell>
          <table:table-cell table:style-name="ce6" office:value-type="string">
            <text:p>AAS</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12"/>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2"/>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2"/>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2"/>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2"/>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2"/>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2"/>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2"/>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2"/>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2"/>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2"/>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2"/>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2"/>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2"/>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2"/>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2"/>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2"/>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2"/>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2"/>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2"/>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2"/>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2"/>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C</text:p>
          </table:table-cell>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2"/>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2"/>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2"/>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2"/>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2"/>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2"/>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2"/>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2"/>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2"/>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2"/>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2"/>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2"/>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2"/>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2"/>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2"/>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2"/>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2"/>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2"/>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2"/>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2"/>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2"/>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2"/>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2"/>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2"/>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2"/>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2"/>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2"/>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2"/>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2"/>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2"/>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2"/>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2"/>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2"/>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2"/>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2"/>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2"/>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2"/>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2"/>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2"/>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2"/>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2"/>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2"/>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2"/>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2"/>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2"/>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2"/>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2"/>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2"/>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W, R</text:p>
          </table:table-cell>
          <table:table-cell table:style-name="ce5" table:number-columns-repeated="3"/>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2"/>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2"/>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2"/>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2"/>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2"/>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2"/>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2"/>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2"/>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2"/>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2"/>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2"/>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2"/>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2"/>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2"/>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2"/>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2"/>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2"/>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2"/>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2"/>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2"/>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2"/>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2"/>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2"/>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2"/>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 C S Z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2"/>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2"/>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2"/>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2"/>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2"/>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2"/>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2"/>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2"/>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2"/>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2"/>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2"/>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2"/>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2"/>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12"/>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2"/>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2"/>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2"/>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2"/>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2"/>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2"/>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2"/>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2"/>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2"/>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2"/>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2"/>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2"/>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12"/>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12"/>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text:p>
          </table:table-cell>
          <table:table-cell table:style-name="ce5" office:value-type="string">
            <text:p>C O S A P</text:p>
          </table:table-cell>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2"/>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text:p>
          </table:table-cell>
          <table:table-cell table:style-name="ce5" office:value-type="string">
            <text:p>C O S A P</text:p>
          </table:table-cell>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2"/>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text:p>
          </table:table-cell>
          <table:table-cell table:style-name="ce5" office:value-type="string">
            <text:p>C O S A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2"/>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text:p>
          </table:table-cell>
          <table:table-cell table:style-name="ce5" office:value-type="string">
            <text:p>C O S A P</text:p>
          </table:table-cell>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2"/>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text:p>
          </table:table-cell>
          <table:table-cell table:style-name="ce5" office:value-type="string">
            <text:p>C O S A P</text:p>
          </table:table-cell>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2"/>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text:p>
          </table:table-cell>
          <table:table-cell table:style-name="ce5" office:value-type="string">
            <text:p>C O S A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2"/>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2"/>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2"/>
        </table:table-row>
        <table:table-row table:style-name="ro1">
          <table:table-cell table:number-columns-repeated="10"/>
          <table:table-cell table:style-name="Default"/>
          <table:table-cell table:number-columns-repeated="1013"/>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2"/>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2"/>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C</text:p>
          </table:table-cell>
          <table:table-cell table:style-name="ce5" office:value-type="string">
            <text:p>O S A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2"/>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2"/>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2"/>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text:p>
          </table:table-cell>
          <table:table-cell table:style-name="ce5" office:value-type="string">
            <text:p>O S A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2"/>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2"/>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2"/>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2"/>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2"/>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2"/>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2"/>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2"/>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2"/>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2"/>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2"/>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2"/>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2"/>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2"/>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2"/>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2"/>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2"/>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2"/>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text:p>
          </table:table-cell>
          <table:table-cell table:style-name="ce5" office:value-type="string">
            <text:p>O S A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2"/>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5"/>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12"/>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2"/>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5"/>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12"/>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5"/>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12"/>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2"/>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12"/>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12"/>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2"/>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2"/>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2"/>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2"/>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2"/>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2"/>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C</text:p>
          </table:table-cell>
          <table:table-cell table:style-name="ce5"/>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2"/>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D</text:p>
          </table:table-cell>
          <table:table-cell table:style-name="ce5"/>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2"/>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3"/>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2"/>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2"/>
        </table:table-row>
        <table:table-row table:style-name="ro1">
          <table:table-cell table:number-columns-repeated="1024"/>
        </table:table-row>
        <table:table-row table:style-name="ro1">
          <table:table-cell table:style-name="ce5" office:value-type="string">
            <text:p>0F 06</text:p>
          </table:table-cell>
          <table:table-cell table:style-name="ce5" office:value-type="string">
            <text:p>CLTS</text:p>
          </table:table-cell>
          <table:table-cell table:style-name="ce5" office:value-type="string">
            <text:p>NP</text:p>
          </table:table-cell>
          <table:table-cell table:style-name="ce5" table:number-columns-repeated="2"/>
          <table:table-cell table:style-name="ce5" office:value-type="string">
            <text:p>CR0</text:p>
          </table:table-cell>
          <table:table-cell table:style-name="ce5"/>
          <table:table-cell table:number-columns-repeated="2" table:style-name="ce5" office:value-type="string">
            <text:p>V</text:p>
          </table:table-cell>
          <table:table-cell table:style-name="ce5"/>
          <table:table-cell table:style-name="ce5" office:value-type="string">
            <text:p>clts</text:p>
          </table:table-cell>
          <table:table-cell table:style-name="ce5" office:value-type="string">
            <text:p>Clears TS flag in CR0.</text:p>
          </table:table-cell>
          <table:table-cell table:number-columns-repeated="1012"/>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C</text:p>
          </table:table-cell>
          <table:table-cell table:style-name="ce5"/>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2"/>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C 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2"/>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C Z</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2"/>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C Z</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2"/>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2"/>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2"/>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2"/>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2"/>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2"/>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2"/>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C 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2"/>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C Z</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2"/>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C Z</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2"/>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carry (CF=1).</text:p>
          </table:table-cell>
          <table:table-cell table:number-columns-repeated="1012"/>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carry (CF=1).</text:p>
          </table:table-cell>
          <table:table-cell table:number-columns-repeated="1012"/>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carry (CF=1).</text:p>
          </table:table-cell>
          <table:table-cell table:number-columns-repeated="1012"/>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2"/>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Z</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2"/>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Z</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2"/>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Z 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2"/>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Z S O</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2"/>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Z S O</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2"/>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2"/>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S O</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2"/>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S O</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2"/>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2"/>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S O</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2"/>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S O</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2"/>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Z 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2"/>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Z S O</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2"/>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Z S O</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2"/>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C Z </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above (CF=1 or ZF=1).</text:p>
          </table:table-cell>
          <table:table-cell table:number-columns-repeated="1012"/>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C Z </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above (CF=1 or ZF=1).</text:p>
          </table:table-cell>
          <table:table-cell table:number-columns-repeated="1012"/>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C Z </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above (CF=1 or ZF=1).</text:p>
          </table:table-cell>
          <table:table-cell table:number-columns-repeated="1012"/>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above or equal (CF=1).</text:p>
          </table:table-cell>
          <table:table-cell table:number-columns-repeated="1012"/>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above or equal (CF=1).</text:p>
          </table:table-cell>
          <table:table-cell table:number-columns-repeated="1012"/>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above or equal (CF=1).</text:p>
          </table:table-cell>
          <table:table-cell table:number-columns-repeated="1012"/>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below (CF=0).</text:p>
          </table:table-cell>
          <table:table-cell table:number-columns-repeated="1012"/>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below (CF=0).</text:p>
          </table:table-cell>
          <table:table-cell table:number-columns-repeated="1012"/>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below (CF=0).</text:p>
          </table:table-cell>
          <table:table-cell table:number-columns-repeated="1012"/>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C 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below or equal (CF=0 and ZF=0).</text:p>
          </table:table-cell>
          <table:table-cell table:number-columns-repeated="1012"/>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C Z</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below or equal (CF=0 and ZF=0).</text:p>
          </table:table-cell>
          <table:table-cell table:number-columns-repeated="1012"/>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C Z</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below or equal (CF=0 and ZF=0).</text:p>
          </table:table-cell>
          <table:table-cell table:number-columns-repeated="1012"/>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not carry (CF=0).</text:p>
          </table:table-cell>
          <table:table-cell table:number-columns-repeated="1012"/>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not carry (CF=0).</text:p>
          </table:table-cell>
          <table:table-cell table:number-columns-repeated="1012"/>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C</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not carry (CF=0).</text:p>
          </table:table-cell>
          <table:table-cell table:number-columns-repeated="1012"/>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2"/>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Z</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2"/>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Z</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2"/>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Z 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not greater (ZF=1 or SF!= OF).</text:p>
          </table:table-cell>
          <table:table-cell table:number-columns-repeated="1012"/>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Z S O</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not greater (ZF=1 or SF!= OF).</text:p>
          </table:table-cell>
          <table:table-cell table:number-columns-repeated="1012"/>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Z S O</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not greater (ZF=1 or SF!= OF).</text:p>
          </table:table-cell>
          <table:table-cell table:number-columns-repeated="1012"/>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Move if not greater or equal (SF!= OF).</text:p>
          </table:table-cell>
          <table:table-cell table:number-columns-repeated="1012"/>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S O</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not greater or equal (SF!= OF).</text:p>
          </table:table-cell>
          <table:table-cell table:number-columns-repeated="1012"/>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S O</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not greater or equal (SF!= OF).</text:p>
          </table:table-cell>
          <table:table-cell table:number-columns-repeated="1012"/>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not less (SF=OF).</text:p>
          </table:table-cell>
          <table:table-cell table:number-columns-repeated="1012"/>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S O</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not less (SF=OF).</text:p>
          </table:table-cell>
          <table:table-cell table:number-columns-repeated="1012"/>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S O</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not less (SF=OF).</text:p>
          </table:table-cell>
          <table:table-cell table:number-columns-repeated="1012"/>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Z 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not less or equal (ZF=0 and SF=OF).</text:p>
          </table:table-cell>
          <table:table-cell table:number-columns-repeated="1012"/>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Z S O</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not less or equal (ZF=0 and SF=OF).</text:p>
          </table:table-cell>
          <table:table-cell table:number-columns-repeated="1012"/>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Z S O</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not less or equal (ZF=0 and SF=OF).</text:p>
          </table:table-cell>
          <table:table-cell table:number-columns-repeated="1012"/>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2"/>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O</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2"/>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O</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2"/>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2"/>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P</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2"/>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P</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2"/>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S</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2"/>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S</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2"/>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S</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2"/>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zero (ZF=0).</text:p>
          </table:table-cell>
          <table:table-cell table:number-columns-repeated="1012"/>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Z</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zero (ZF=0).</text:p>
          </table:table-cell>
          <table:table-cell table:number-columns-repeated="1012"/>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Z</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zero (ZF=0).</text:p>
          </table:table-cell>
          <table:table-cell table:number-columns-repeated="1012"/>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2"/>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O</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2"/>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O</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2"/>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2"/>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P</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2"/>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P</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2"/>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even (PF=1).</text:p>
          </table:table-cell>
          <table:table-cell table:number-columns-repeated="1012"/>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P</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even (PF=1).</text:p>
          </table:table-cell>
          <table:table-cell table:number-columns-repeated="1012"/>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P</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even (PF=1).</text:p>
          </table:table-cell>
          <table:table-cell table:number-columns-repeated="1012"/>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parity odd (PF=0).</text:p>
          </table:table-cell>
          <table:table-cell table:number-columns-repeated="1012"/>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P</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parity odd (PF=0).</text:p>
          </table:table-cell>
          <table:table-cell table:number-columns-repeated="1012"/>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P</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parity odd (PF=0).</text:p>
          </table:table-cell>
          <table:table-cell table:number-columns-repeated="1012"/>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S</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2"/>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S</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2"/>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S</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2"/>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zero (ZF=1).</text:p>
          </table:table-cell>
          <table:table-cell table:number-columns-repeated="1012"/>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Z</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zero (ZF=1).</text:p>
          </table:table-cell>
          <table:table-cell table:number-columns-repeated="1012"/>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Z</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zero (ZF=1).</text:p>
          </table:table-cell>
          <table:table-cell table:number-columns-repeated="1012"/>
        </table:table-row>
        <table:table-row table:style-name="ro1">
          <table:table-cell table:number-columns-repeated="2"/>
          <table:table-cell table:style-name="ce5"/>
          <table:table-cell table:number-columns-repeated="5"/>
          <table:table-cell table:style-name="ce5" table:number-columns-repeated="3"/>
          <table:table-cell table:number-columns-repeated="1013"/>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2"/>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2"/>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2"/>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2"/>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2"/>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2"/>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2"/>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2"/>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2"/>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2"/>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2"/>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2"/>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C O S Z A P</text:p>
          </table:table-cell>
          <table:table-cell table:style-name="ce10"/>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2"/>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2"/>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2"/>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2"/>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2"/>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2"/>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2"/>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2"/>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2"/>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 O S Z A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2"/>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2"/>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2"/>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2"/>
        </table:table-row>
        <table:table-row table:style-name="ro1">
          <table:table-cell table:number-columns-repeated="10"/>
          <table:table-cell table:style-name="Default"/>
          <table:table-cell table:number-columns-repeated="1013"/>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2"/>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2"/>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2"/>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2"/>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2"/>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2"/>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number-columns-repeated="3" table:style-name="ce5"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2"/>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2"/>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2"/>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2"/>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number-columns-repeated="3" table:style-name="ce5"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2"/>
        </table:table-row>
        <table:table-row table:style-name="ro1">
          <table:table-cell table:number-columns-repeated="1024"/>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2"/>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2"/>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2"/>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2"/>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Z C P A S O</text:p>
          </table:table-cell>
          <table:table-cell table:style-name="ce5"/>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2"/>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Z C P A S O</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2"/>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Z C P A S O</text:p>
          </table:table-cell>
          <table:table-cell table:style-name="ce5"/>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2"/>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Z C P A S O</text:p>
          </table:table-cell>
          <table:table-cell table:style-name="ce5"/>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2"/>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Z C P A S O</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2"/>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Z</text:p>
          </table:table-cell>
          <table:table-cell table:style-name="ce5"/>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2"/>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Z</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2"/>
        </table:table-row>
        <table:table-row table:style-name="ro1">
          <table:table-cell table:number-columns-repeated="1024"/>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2"/>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2"/>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2"/>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2"/>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2"/>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2"/>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2"/>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2"/>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2"/>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2"/>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2"/>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2"/>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2"/>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2"/>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2"/>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2"/>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2"/>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2"/>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2"/>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2"/>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2"/>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2"/>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2"/>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2"/>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2"/>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2"/>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2"/>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2"/>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2"/>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2"/>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2"/>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2"/>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2"/>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2"/>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2"/>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2"/>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2"/>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2"/>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2"/>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2"/>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2"/>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2"/>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2"/>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2"/>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2"/>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2"/>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2"/>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2"/>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2"/>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2"/>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2"/>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2"/>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2"/>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2"/>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2"/>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2"/>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2"/>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2"/>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2"/>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2"/>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2"/>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2"/>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2"/>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2"/>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2"/>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2"/>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2"/>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2"/>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2"/>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2"/>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2"/>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2"/>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12"/>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12"/>
        </table:table-row>
        <table:table-row table:style-name="ro1">
          <table:table-cell table:number-columns-repeated="1024"/>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table:style-name="ce10" office:value-type="string">
            <text:p>O S Z A P</text:p>
          </table:table-cell>
          <table:table-cell table:style-name="ce10"/>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2"/>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table:style-name="ce10" office:value-type="string">
            <text:p>O S Z A P</text:p>
          </table:table-cell>
          <table:table-cell table:style-name="ce10"/>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2"/>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table:style-name="ce10" office:value-type="string">
            <text:p>O S Z A P</text:p>
          </table:table-cell>
          <table:table-cell table:style-name="ce10"/>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2"/>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table:style-name="ce10" office:value-type="string">
            <text:p>O S Z A P</text:p>
          </table:table-cell>
          <table:table-cell table:style-name="ce10"/>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2"/>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table:style-name="ce10" office:value-type="string">
            <text:p>O S Z A P</text:p>
          </table:table-cell>
          <table:table-cell table:style-name="ce10"/>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2"/>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5"/>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12"/>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5"/>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12"/>
        </table:table-row>
        <table:table-row table:style-name="ro1">
          <table:table-cell table:number-columns-repeated="1024"/>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table:style-name="ce5" office:value-type="string">
            <text:p>C O S Z A P</text:p>
          </table:table-cell>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2"/>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table:style-name="ce5" office:value-type="string">
            <text:p>C O S Z A P</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2"/>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table:style-name="ce5" office:value-type="string">
            <text:p>C O S Z A P</text:p>
          </table:table-cell>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2"/>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table:style-name="ce5" office:value-type="string">
            <text:p>C O S Z A P</text:p>
          </table:table-cell>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2"/>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table:style-name="ce5" office:value-type="string">
            <text:p>C O S Z A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2"/>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2"/>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2"/>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2"/>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2"/>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2"/>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2"/>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2"/>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2"/>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2"/>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2"/>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2"/>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2"/>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2"/>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2"/>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2"/>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2"/>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2"/>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2"/>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2"/>
        </table:table-row>
        <table:table-row table:style-name="ro1">
          <table:table-cell table:number-columns-repeated="9"/>
          <table:table-cell table:style-name="Default"/>
          <table:table-cell table:number-columns-repeated="1014"/>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2"/>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2"/>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2"/>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2"/>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2"/>
        </table:table-row>
        <table:table-row table:style-name="ro1">
          <table:table-cell table:style-name="ce5" office:value-type="string">
            <text:p>DC /0</text:p>
          </table:table-cell>
          <table:table-cell table:style-name="ce5" office:value-type="string">
            <text:p>FADD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2"/>
        </table:table-row>
        <table:table-row table:style-name="ro1">
          <table:table-cell table:style-name="ce5" office:value-type="string">
            <text:p>D8 C0 +i</text:p>
          </table:table-cell>
          <table:table-cell table:style-name="ce5" office:value-type="string">
            <text:p>FADD ST(0), ST(i) </text:p>
          </table:table-cell>
          <table:table-cell table:style-name="ce5"/>
          <table:table-cell table:style-name="ce5"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2"/>
        </table:table-row>
        <table:table-row table:style-name="ro1">
          <table:table-cell table:style-name="ce5" office:value-type="string">
            <text:p>DC C0 +i</text:p>
          </table:table-cell>
          <table:table-cell table:style-name="ce5" office:value-type="string">
            <text:p>FADD ST(i), ST(0) </text:p>
          </table:table-cell>
          <table:table-cell table:style-name="ce5"/>
          <table:table-cell table:style-name="ce5" office:value-type="string">
            <text:p>RW, R</text:p>
          </table:table-cell>
          <table:table-cell table:style-name="ce5"/>
          <table:table-cell table:style-name="ce5" office:value-type="string">
            <text:p>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2"/>
        </table:table-row>
        <table:table-row table:style-name="ro1">
          <table:table-cell table:style-name="ce5" office:value-type="string">
            <text:p>DE C0 +i</text:p>
          </table:table-cell>
          <table:table-cell table:style-name="ce5" office:value-type="string">
            <text:p>FADDP ST(i), ST(0)</text:p>
          </table:table-cell>
          <table:table-cell table:style-name="ce5"/>
          <table:table-cell table:style-name="ce5" office:value-type="string">
            <text:p>RW, R</text:p>
          </table:table-cell>
          <table:table-cell table:style-name="ce5"/>
          <table:table-cell table:style-name="ce5" office:value-type="string">
            <text:p>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2"/>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2"/>
        </table:table-row>
        <table:table-row table:style-name="ro1">
          <table:table-cell table:style-name="ce5" office:value-type="string">
            <text:p>DA /0</text:p>
          </table:table-cell>
          <table:table-cell table:style-name="ce5" office:value-type="string">
            <text:p>FIADD m32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2"/>
        </table:table-row>
        <table:table-row table:style-name="ro1">
          <table:table-cell table:style-name="ce5" office:value-type="string">
            <text:p>DE /0</text:p>
          </table:table-cell>
          <table:table-cell table:style-name="ce5" office:value-type="string">
            <text:p>FIADD m16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2"/>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table:table-cell table:style-name="ce5" office:value-type="string">
            <text:p>R</text:p>
          </table:table-cell>
          <table:table-cell table:style-name="ce5"/>
          <table:table-cell table:style-name="ce5" office:value-type="string">
            <text:p>ST(0) 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2"/>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2"/>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2"/>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2"/>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2"/>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number-columns-repeated="3" table:style-name="ce5" office:value-type="string">
            <text:p>???</text:p>
          </table:table-cell>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2"/>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table:table-cell table:style-name="ce5" office:value-type="string">
            <text:p>w, R</text:p>
          </table:table-cell>
          <table:table-cell table:style-name="ce5" office:value-type="string">
            <text:p>C</text:p>
          </table:table-cell>
          <table:table-cell table:style-name="ce5" office:value-type="string">
            <text:p>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2"/>
        </table:table-row>
        <table:table-row table:style-name="ro1">
          <table:table-cell table:style-name="ce5" office:value-type="string">
            <text:p>DA C8 +i </text:p>
          </table:table-cell>
          <table:table-cell table:style-name="ce5" office:value-type="string">
            <text:p>FCMOVE ST(0), ST(i) </text:p>
          </table:table-cell>
          <table:table-cell table:style-name="ce5"/>
          <table:table-cell table:style-name="ce5" office:value-type="string">
            <text:p>w, R</text:p>
          </table:table-cell>
          <table:table-cell table:style-name="ce5" office:value-type="string">
            <text:p>Z</text:p>
          </table:table-cell>
          <table:table-cell table:style-name="ce5" office:value-type="string">
            <text:p>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2"/>
        </table:table-row>
        <table:table-row table:style-name="ro1">
          <table:table-cell table:style-name="ce5" office:value-type="string">
            <text:p>DA D0 +i </text:p>
          </table:table-cell>
          <table:table-cell table:style-name="ce5" office:value-type="string">
            <text:p>FCMOVBE ST(0), ST(i) </text:p>
          </table:table-cell>
          <table:table-cell table:style-name="ce5"/>
          <table:table-cell table:style-name="ce5" office:value-type="string">
            <text:p>w, R</text:p>
          </table:table-cell>
          <table:table-cell table:style-name="ce5" office:value-type="string">
            <text:p>C Z</text:p>
          </table:table-cell>
          <table:table-cell table:style-name="ce5" office:value-type="string">
            <text:p>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2"/>
        </table:table-row>
        <table:table-row table:style-name="ro1">
          <table:table-cell table:style-name="ce5" office:value-type="string">
            <text:p>DA D8 +i </text:p>
          </table:table-cell>
          <table:table-cell table:style-name="ce5" office:value-type="string">
            <text:p>FCMOVU ST(0), ST(i) </text:p>
          </table:table-cell>
          <table:table-cell table:style-name="ce5"/>
          <table:table-cell table:style-name="ce5" office:value-type="string">
            <text:p>w, R</text:p>
          </table:table-cell>
          <table:table-cell table:style-name="ce5" office:value-type="string">
            <text:p>P</text:p>
          </table:table-cell>
          <table:table-cell table:style-name="ce5" office:value-type="string">
            <text:p>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2"/>
        </table:table-row>
        <table:table-row table:style-name="ro1">
          <table:table-cell table:style-name="ce5" office:value-type="string">
            <text:p>DB C0 +i </text:p>
          </table:table-cell>
          <table:table-cell table:style-name="ce5" office:value-type="string">
            <text:p>FCMOVNB ST(0), ST(i) </text:p>
          </table:table-cell>
          <table:table-cell table:style-name="ce5"/>
          <table:table-cell table:style-name="ce5" office:value-type="string">
            <text:p>w, R</text:p>
          </table:table-cell>
          <table:table-cell table:style-name="ce5" office:value-type="string">
            <text:p>C</text:p>
          </table:table-cell>
          <table:table-cell table:style-name="ce5" office:value-type="string">
            <text:p>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2"/>
        </table:table-row>
        <table:table-row table:style-name="ro1">
          <table:table-cell table:style-name="ce5" office:value-type="string">
            <text:p>DB C8 +i </text:p>
          </table:table-cell>
          <table:table-cell table:style-name="ce5" office:value-type="string">
            <text:p>FCMOVNE ST(0), ST(i) </text:p>
          </table:table-cell>
          <table:table-cell table:style-name="ce5"/>
          <table:table-cell table:style-name="ce5" office:value-type="string">
            <text:p>w, R</text:p>
          </table:table-cell>
          <table:table-cell table:style-name="ce5" office:value-type="string">
            <text:p>Z</text:p>
          </table:table-cell>
          <table:table-cell table:style-name="ce5" office:value-type="string">
            <text:p>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2"/>
        </table:table-row>
        <table:table-row table:style-name="ro1">
          <table:table-cell table:style-name="ce5" office:value-type="string">
            <text:p>DB D0 +i </text:p>
          </table:table-cell>
          <table:table-cell table:style-name="ce5" office:value-type="string">
            <text:p>FCMOVNBE ST(0), ST(i) </text:p>
          </table:table-cell>
          <table:table-cell table:style-name="ce5"/>
          <table:table-cell table:style-name="ce5" office:value-type="string">
            <text:p>w, R</text:p>
          </table:table-cell>
          <table:table-cell table:style-name="ce5" office:value-type="string">
            <text:p>C Z</text:p>
          </table:table-cell>
          <table:table-cell table:style-name="ce5" office:value-type="string">
            <text:p>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2"/>
        </table:table-row>
        <table:table-row table:style-name="ro1">
          <table:table-cell table:style-name="ce5" office:value-type="string">
            <text:p>DB D8 +i</text:p>
          </table:table-cell>
          <table:table-cell table:style-name="ce5" office:value-type="string">
            <text:p>FCMOVNU ST(0), ST(i)</text:p>
          </table:table-cell>
          <table:table-cell table:style-name="ce5"/>
          <table:table-cell table:style-name="ce5" office:value-type="string">
            <text:p>w, R</text:p>
          </table:table-cell>
          <table:table-cell table:style-name="ce5" office:value-type="string">
            <text:p>P</text:p>
          </table:table-cell>
          <table:table-cell table:style-name="ce5" office:value-type="string">
            <text:p>C1</text:p>
          </table:table-cell>
          <table:table-cell table:style-name="ce5" office:value-type="string">
            <text:p>C0 C2 C3</text:p>
          </table:table-cell>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2"/>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2"/>
        </table:table-row>
        <table:table-row table:style-name="ro1">
          <table:table-cell table:style-name="ce5" office:value-type="string">
            <text:p>DC /2 </text:p>
          </table:table-cell>
          <table:table-cell table:style-name="ce5" office:value-type="string">
            <text:p>FCOM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2"/>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2"/>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C0 C1 C2 C3</text:p>
          </table:table-cell>
          <table:table-cell table:style-name="ce5"/>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2"/>
        </table:table-row>
        <table:table-row table:style-name="ro1">
          <table:table-cell table:style-name="ce5" office:value-type="string">
            <text:p>D8 /3 </text:p>
          </table:table-cell>
          <table:table-cell table:style-name="ce5" office:value-type="string">
            <text:p>FCOMP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2"/>
        </table:table-row>
        <table:table-row table:style-name="ro1">
          <table:table-cell table:style-name="ce5" office:value-type="string">
            <text:p>DC /3 </text:p>
          </table:table-cell>
          <table:table-cell table:style-name="ce5" office:value-type="string">
            <text:p>FCOMP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2"/>
        </table:table-row>
        <table:table-row table:style-name="ro1">
          <table:table-cell table:style-name="ce5" office:value-type="string">
            <text:p>D8 D8 +i </text:p>
          </table:table-cell>
          <table:table-cell table:style-name="ce5" office:value-type="string">
            <text:p>FCOMP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2"/>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C0 C1 C2 C3</text:p>
          </table:table-cell>
          <table:table-cell table:style-name="ce5"/>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2"/>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C0 C1 C2 C3</text:p>
          </table:table-cell>
          <table:table-cell table:style-name="ce5"/>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2"/>
        </table:table-row>
        <table:table-row table:style-name="ro1">
          <table:table-cell table:number-columns-repeated="4"/>
          <table:table-cell table:style-name="ce5" table:number-columns-repeated="3"/>
          <table:table-cell table:number-columns-repeated="1017"/>
        </table:table-row>
        <table:table-row table:style-name="ro1">
          <table:table-cell table:style-name="ce5" office:value-type="string">
            <text:p>DB F0 +i </text:p>
          </table:table-cell>
          <table:table-cell office:value-type="string">
            <text:p>FCOMI ST, ST(i) </text:p>
          </table:table-cell>
          <table:table-cell/>
          <table:table-cell office:value-type="string">
            <text:p>R, R</text:p>
          </table:table-cell>
          <table:table-cell table:style-name="ce5"/>
          <table:table-cell table:style-name="ce5" office:value-type="string">
            <text:p>Z P C C1</text:p>
          </table:table-cell>
          <table:table-cell table:style-name="ce5"/>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2"/>
        </table:table-row>
        <table:table-row table:style-name="ro1">
          <table:table-cell table:style-name="ce5" office:value-type="string">
            <text:p>DF F0 +i</text:p>
          </table:table-cell>
          <table:table-cell office:value-type="string">
            <text:p>FCOMIP ST, ST(i) </text:p>
          </table:table-cell>
          <table:table-cell/>
          <table:table-cell office:value-type="string">
            <text:p>R, R</text:p>
          </table:table-cell>
          <table:table-cell table:style-name="ce5"/>
          <table:table-cell table:style-name="ce5" office:value-type="string">
            <text:p>Z P C C1</text:p>
          </table:table-cell>
          <table:table-cell table:style-name="ce5"/>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2"/>
        </table:table-row>
        <table:table-row table:style-name="ro1">
          <table:table-cell table:style-name="ce5" office:value-type="string">
            <text:p>DB E8 +i </text:p>
          </table:table-cell>
          <table:table-cell office:value-type="string">
            <text:p>FUCOMI ST, ST(i) </text:p>
          </table:table-cell>
          <table:table-cell/>
          <table:table-cell office:value-type="string">
            <text:p>R, R</text:p>
          </table:table-cell>
          <table:table-cell table:style-name="ce5"/>
          <table:table-cell table:style-name="ce5" office:value-type="string">
            <text:p>Z P C C1</text:p>
          </table:table-cell>
          <table:table-cell table:style-name="ce5"/>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2"/>
        </table:table-row>
        <table:table-row table:style-name="ro1">
          <table:table-cell table:style-name="ce5" office:value-type="string">
            <text:p>DF E8 +i</text:p>
          </table:table-cell>
          <table:table-cell office:value-type="string">
            <text:p>FUCOMIP ST, ST(i) </text:p>
          </table:table-cell>
          <table:table-cell/>
          <table:table-cell office:value-type="string">
            <text:p>R, R</text:p>
          </table:table-cell>
          <table:table-cell table:style-name="ce5"/>
          <table:table-cell table:style-name="ce5" office:value-type="string">
            <text:p>Z P C C1</text:p>
          </table:table-cell>
          <table:table-cell table:style-name="ce5"/>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2"/>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c1 C2</text:p>
          </table:table-cell>
          <table:table-cell table:style-name="ce5" office:value-type="string">
            <text:p>c1 C0 C3</text:p>
          </table:table-cell>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2"/>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number-columns-repeated="3" table:style-name="ce5" office:value-type="string">
            <text:p>???</text:p>
          </table:table-cell>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2"/>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2"/>
        </table:table-row>
        <table:table-row table:style-name="ro1">
          <table:table-cell office:value-type="string">
            <text:p>DC /6 </text:p>
          </table:table-cell>
          <table:table-cell office:value-type="string">
            <text:p>FDIV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2"/>
        </table:table-row>
        <table:table-row table:style-name="ro1">
          <table:table-cell office:value-type="string">
            <text:p>D8 F0 +i </text:p>
          </table:table-cell>
          <table:table-cell office:value-type="string">
            <text:p>FDIV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2"/>
        </table:table-row>
        <table:table-row table:style-name="ro1">
          <table:table-cell office:value-type="string">
            <text:p>DC F8 +i </text:p>
          </table:table-cell>
          <table:table-cell office:value-type="string">
            <text:p>FDIV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2"/>
        </table:table-row>
        <table:table-row table:style-name="ro1">
          <table:table-cell office:value-type="string">
            <text:p>DE F8 +i </text:p>
          </table:table-cell>
          <table:table-cell office:value-type="string">
            <text:p>FDIV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2"/>
        </table:table-row>
        <table:table-row table:style-name="ro1">
          <table:table-cell office:value-type="string">
            <text:p>DE F9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2"/>
        </table:table-row>
        <table:table-row table:style-name="ro1">
          <table:table-cell office:value-type="string">
            <text:p>DA /6 </text:p>
          </table:table-cell>
          <table:table-cell office:value-type="string">
            <text:p>FIDIV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2"/>
        </table:table-row>
        <table:table-row table:style-name="ro1">
          <table:table-cell office:value-type="string">
            <text:p>DE /6 </text:p>
          </table:table-cell>
          <table:table-cell office:value-type="string">
            <text:p>FIDIV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2"/>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2"/>
        </table:table-row>
        <table:table-row table:style-name="ro1">
          <table:table-cell office:value-type="string">
            <text:p>DC /7 </text:p>
          </table:table-cell>
          <table:table-cell office:value-type="string">
            <text:p>FDIVR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2"/>
        </table:table-row>
        <table:table-row table:style-name="ro1">
          <table:table-cell office:value-type="string">
            <text:p>D8 F8 +i </text:p>
          </table:table-cell>
          <table:table-cell office:value-type="string">
            <text:p>FDIVR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2"/>
        </table:table-row>
        <table:table-row table:style-name="ro1">
          <table:table-cell office:value-type="string">
            <text:p>DC F0 +i </text:p>
          </table:table-cell>
          <table:table-cell office:value-type="string">
            <text:p>FDIVR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2"/>
        </table:table-row>
        <table:table-row table:style-name="ro1">
          <table:table-cell office:value-type="string">
            <text:p>DE F0 +i </text:p>
          </table:table-cell>
          <table:table-cell office:value-type="string">
            <text:p>FDIVR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2"/>
        </table:table-row>
        <table:table-row table:style-name="ro1">
          <table:table-cell office:value-type="string">
            <text:p>DE F1 </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2"/>
        </table:table-row>
        <table:table-row table:style-name="ro1">
          <table:table-cell office:value-type="string">
            <text:p>DA /7 </text:p>
          </table:table-cell>
          <table:table-cell office:value-type="string">
            <text:p>FIDIVR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2"/>
        </table:table-row>
        <table:table-row table:style-name="ro1">
          <table:table-cell office:value-type="string">
            <text:p>DE /7 </text:p>
          </table:table-cell>
          <table:table-cell office:value-type="string">
            <text:p>FIDIVR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2"/>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table-cell office:value-type="string">
            <text:p>I</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2"/>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2"/>
        </table:table-row>
        <table:table-row table:style-name="ro1">
          <table:table-cell office:value-type="string">
            <text:p>DA /2 </text:p>
          </table:table-cell>
          <table:table-cell office:value-type="string">
            <text:p>FICOM m32int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2"/>
        </table:table-row>
        <table:table-row table:style-name="ro1">
          <table:table-cell office:value-type="string">
            <text:p>DE /3 </text:p>
          </table:table-cell>
          <table:table-cell office:value-type="string">
            <text:p>FICOMP m16int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2"/>
        </table:table-row>
        <table:table-row table:style-name="ro1">
          <table:table-cell office:value-type="string">
            <text:p>DA /3 </text:p>
          </table:table-cell>
          <table:table-cell office:value-type="string">
            <text:p>FICOMP m32int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2"/>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2"/>
        </table:table-row>
        <table:table-row table:style-name="ro1">
          <table:table-cell office:value-type="string">
            <text:p>DB /0 </text:p>
          </table:table-cell>
          <table:table-cell office:value-type="string">
            <text:p>FILD m32int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2"/>
        </table:table-row>
        <table:table-row table:style-name="ro1">
          <table:table-cell office:value-type="string">
            <text:p>DF /5 </text:p>
          </table:table-cell>
          <table:table-cell office:value-type="string">
            <text:p>FILD m64int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2"/>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number-columns-repeated="3" table:style-name="ce5" office:value-type="string">
            <text:p>???</text:p>
          </table:table-cell>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2"/>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number-columns-repeated="3" table:style-name="ce5" office:value-type="string">
            <text:p>???</text:p>
          </table:table-cell>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2"/>
        </table:table-row>
        <table:table-row table:style-name="ro1">
          <table:table-cell office:value-type="string">
            <text:p>DB E3 </text:p>
          </table:table-cell>
          <table:table-cell office:value-type="string">
            <text:p>FNINIT</text:p>
          </table:table-cell>
          <table:table-cell table:number-columns-repeated="2"/>
          <table:table-cell table:number-columns-repeated="3" table:style-name="ce5" office:value-type="string">
            <text:p>???</text:p>
          </table:table-cell>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2"/>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2"/>
        </table:table-row>
        <table:table-row table:style-name="ro1">
          <table:table-cell office:value-type="string">
            <text:p>DB /2 </text:p>
          </table:table-cell>
          <table:table-cell office:value-type="string">
            <text:p>FIST m32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2"/>
        </table:table-row>
        <table:table-row table:style-name="ro1">
          <table:table-cell office:value-type="string">
            <text:p>DF /3 </text:p>
          </table:table-cell>
          <table:table-cell office:value-type="string">
            <text:p>FISTP m16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2"/>
        </table:table-row>
        <table:table-row table:style-name="ro1">
          <table:table-cell office:value-type="string">
            <text:p>DB /3 </text:p>
          </table:table-cell>
          <table:table-cell office:value-type="string">
            <text:p>FISTP m32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2"/>
        </table:table-row>
        <table:table-row table:style-name="ro1">
          <table:table-cell office:value-type="string">
            <text:p>DF /7 </text:p>
          </table:table-cell>
          <table:table-cell office:value-type="string">
            <text:p>FISTP m64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2"/>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2"/>
        </table:table-row>
        <table:table-row table:style-name="ro1">
          <table:table-cell office:value-type="string">
            <text:p>DB /1 </text:p>
          </table:table-cell>
          <table:table-cell office:value-type="string">
            <text:p>FISTTP m32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2"/>
        </table:table-row>
        <table:table-row table:style-name="ro1">
          <table:table-cell office:value-type="string">
            <text:p>DD /1 </text:p>
          </table:table-cell>
          <table:table-cell office:value-type="string">
            <text:p>FISTTP m64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2"/>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2"/>
        </table:table-row>
        <table:table-row table:style-name="ro1">
          <table:table-cell office:value-type="string">
            <text:p>DD /0 </text:p>
          </table:table-cell>
          <table:table-cell office:value-type="string">
            <text:p>FLD m64fp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2"/>
        </table:table-row>
        <table:table-row table:style-name="ro1">
          <table:table-cell office:value-type="string">
            <text:p>DB /5 </text:p>
          </table:table-cell>
          <table:table-cell office:value-type="string">
            <text:p>FLD m80fp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2"/>
        </table:table-row>
        <table:table-row table:style-name="ro1">
          <table:table-cell office:value-type="string">
            <text:p>D9 C0 +i </text:p>
          </table:table-cell>
          <table:table-cell office:value-type="string">
            <text:p>FLD ST(i)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2"/>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2"/>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2"/>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2"/>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2"/>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2"/>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2"/>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2"/>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table:table-cell office:value-type="string">
            <text:p>R</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2"/>
        </table:table-row>
        <table:table-row table:style-name="ro1">
          <table:table-cell table:number-columns-repeated="1024"/>
        </table:table-row>
        <table:table-row table:style-name="ro1">
          <table:table-cell office:value-type="string">
            <text:p>D9 /4 </text:p>
          </table:table-cell>
          <table:table-cell office:value-type="string">
            <text:p>FLDENV m14/28byte </text:p>
          </table:table-cell>
          <table:table-cell/>
          <table:table-cell office:value-type="string">
            <text:p>R</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2"/>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2"/>
        </table:table-row>
        <table:table-row table:style-name="ro1">
          <table:table-cell office:value-type="string">
            <text:p>DC /1 </text:p>
          </table:table-cell>
          <table:table-cell office:value-type="string">
            <text:p>FMUL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2"/>
        </table:table-row>
        <table:table-row table:style-name="ro1">
          <table:table-cell office:value-type="string">
            <text:p>D8 C8 +i </text:p>
          </table:table-cell>
          <table:table-cell office:value-type="string">
            <text:p>FMUL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2"/>
        </table:table-row>
        <table:table-row table:style-name="ro1">
          <table:table-cell office:value-type="string">
            <text:p>DC C8 +i </text:p>
          </table:table-cell>
          <table:table-cell office:value-type="string">
            <text:p>FMUL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2"/>
        </table:table-row>
        <table:table-row table:style-name="ro1">
          <table:table-cell office:value-type="string">
            <text:p>DE C8 +i </text:p>
          </table:table-cell>
          <table:table-cell office:value-type="string">
            <text:p>FMUL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2"/>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2"/>
        </table:table-row>
        <table:table-row table:style-name="ro1">
          <table:table-cell office:value-type="string">
            <text:p>DA /1 </text:p>
          </table:table-cell>
          <table:table-cell office:value-type="string">
            <text:p>FIMUL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2"/>
        </table:table-row>
        <table:table-row table:style-name="ro1">
          <table:table-cell office:value-type="string">
            <text:p>DE /1 </text:p>
          </table:table-cell>
          <table:table-cell office:value-type="string">
            <text:p>FIMUL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2"/>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C0 C1 C2 C3</text:p>
          </table:table-cell>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2"/>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2"/>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C0 C1 C2 C3</text:p>
          </table:table-cell>
          <table:table-cell table:style-name="ce5"/>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2"/>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C0 C1 C2 C3</text:p>
          </table:table-cell>
          <table:table-cell table:style-name="ce5"/>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2"/>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C1 C2</text:p>
          </table:table-cell>
          <table:table-cell table:style-name="ce5" office:value-type="string">
            <text:p>C0 C3</text:p>
          </table:table-cell>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2"/>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2"/>
        </table:table-row>
        <table:table-row table:style-name="ro1">
          <table:table-cell table:number-columns-repeated="1024"/>
        </table:table-row>
        <table:table-row table:style-name="ro1">
          <table:table-cell office:value-type="string">
            <text:p>DD /4 </text:p>
          </table:table-cell>
          <table:table-cell office:value-type="string">
            <text:p>FRSTOR m94/108byte </text:p>
          </table:table-cell>
          <table:table-cell/>
          <table:table-cell office:value-type="string">
            <text:p>R</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2"/>
        </table:table-row>
        <table:table-row table:style-name="ro1">
          <table:table-cell table:number-columns-repeated="1024"/>
        </table:table-row>
        <table:table-row table:style-name="ro1">
          <table:table-cell office:value-type="string">
            <text:p>9B DD /6 </text:p>
          </table:table-cell>
          <table:table-cell office:value-type="string">
            <text:p>FSAVE m94/108byte </text:p>
          </table:table-cell>
          <table:table-cell/>
          <table:table-cell office:value-type="string">
            <text:p>W</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2"/>
        </table:table-row>
        <table:table-row table:style-name="ro1">
          <table:table-cell office:value-type="string">
            <text:p>DD /6 </text:p>
          </table:table-cell>
          <table:table-cell office:value-type="string">
            <text:p>FNSAVE m94/108byte </text:p>
          </table:table-cell>
          <table:table-cell/>
          <table:table-cell office:value-type="string">
            <text:p>W</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2"/>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2"/>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C1 C2</text:p>
          </table:table-cell>
          <table:table-cell table:style-name="ce5" office:value-type="string">
            <text:p>C0 C3</text:p>
          </table:table-cell>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2"/>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C1 C2</text:p>
          </table:table-cell>
          <table:table-cell table:style-name="ce5" office:value-type="string">
            <text:p>C0 C3</text:p>
          </table:table-cell>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2"/>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2"/>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2"/>
        </table:table-row>
        <table:table-row table:style-name="ro1">
          <table:table-cell office:value-type="string">
            <text:p>DD /2 </text:p>
          </table:table-cell>
          <table:table-cell office:value-type="string">
            <text:p>FST m64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2"/>
        </table:table-row>
        <table:table-row table:style-name="ro1">
          <table:table-cell office:value-type="string">
            <text:p>DD D0 +i </text:p>
          </table:table-cell>
          <table:table-cell office:value-type="string">
            <text:p>FST ST(i)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2"/>
        </table:table-row>
        <table:table-row table:style-name="ro1">
          <table:table-cell office:value-type="string">
            <text:p>D9 /3 </text:p>
          </table:table-cell>
          <table:table-cell office:value-type="string">
            <text:p>FSTP m32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2"/>
        </table:table-row>
        <table:table-row table:style-name="ro1">
          <table:table-cell office:value-type="string">
            <text:p>DD /3 </text:p>
          </table:table-cell>
          <table:table-cell office:value-type="string">
            <text:p>FSTP m64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2"/>
        </table:table-row>
        <table:table-row table:style-name="ro1">
          <table:table-cell office:value-type="string">
            <text:p>DB /7 </text:p>
          </table:table-cell>
          <table:table-cell office:value-type="string">
            <text:p>FSTP m80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2"/>
        </table:table-row>
        <table:table-row table:style-name="ro1">
          <table:table-cell office:value-type="string">
            <text:p>DD D8 +i </text:p>
          </table:table-cell>
          <table:table-cell office:value-type="string">
            <text:p>FSTP ST(i)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2"/>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table:table-cell office:value-type="string">
            <text:p>W</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2"/>
        </table:table-row>
        <table:table-row table:style-name="ro1">
          <table:table-cell office:value-type="string">
            <text:p>D9 /7 </text:p>
          </table:table-cell>
          <table:table-cell office:value-type="string">
            <text:p>FNSTCW m2byte </text:p>
          </table:table-cell>
          <table:table-cell/>
          <table:table-cell office:value-type="string">
            <text:p>W</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2"/>
        </table:table-row>
        <table:table-row table:style-name="ro1">
          <table:table-cell table:number-columns-repeated="1024"/>
        </table:table-row>
        <table:table-row table:style-name="ro1">
          <table:table-cell office:value-type="string">
            <text:p>9B D9 /6 </text:p>
          </table:table-cell>
          <table:table-cell office:value-type="string">
            <text:p>FSTENV m14/28byte </text:p>
          </table:table-cell>
          <table:table-cell/>
          <table:table-cell office:value-type="string">
            <text:p>W</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2"/>
        </table:table-row>
        <table:table-row table:style-name="ro1">
          <table:table-cell office:value-type="string">
            <text:p>D9 /6 </text:p>
          </table:table-cell>
          <table:table-cell office:value-type="string">
            <text:p>FNSTENV m14/28byte </text:p>
          </table:table-cell>
          <table:table-cell/>
          <table:table-cell office:value-type="string">
            <text:p>W</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2"/>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table:table-cell office:value-type="string">
            <text:p>W</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2"/>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2"/>
        </table:table-row>
        <table:table-row table:style-name="ro1">
          <table:table-cell office:value-type="string">
            <text:p>DD /7 </text:p>
          </table:table-cell>
          <table:table-cell office:value-type="string">
            <text:p>FNSTSW m2byte </text:p>
          </table:table-cell>
          <table:table-cell/>
          <table:table-cell office:value-type="string">
            <text:p>W</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2"/>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2"/>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2"/>
        </table:table-row>
        <table:table-row table:style-name="ro1">
          <table:table-cell office:value-type="string">
            <text:p>DC /4 </text:p>
          </table:table-cell>
          <table:table-cell office:value-type="string">
            <text:p>FSUB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2"/>
        </table:table-row>
        <table:table-row table:style-name="ro1">
          <table:table-cell office:value-type="string">
            <text:p>D8 E0 +i </text:p>
          </table:table-cell>
          <table:table-cell office:value-type="string">
            <text:p>FSUB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2"/>
        </table:table-row>
        <table:table-row table:style-name="ro1">
          <table:table-cell office:value-type="string">
            <text:p>DC E8 +i </text:p>
          </table:table-cell>
          <table:table-cell office:value-type="string">
            <text:p>FSUB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2"/>
        </table:table-row>
        <table:table-row table:style-name="ro1">
          <table:table-cell office:value-type="string">
            <text:p>DE E8 +i </text:p>
          </table:table-cell>
          <table:table-cell office:value-type="string">
            <text:p>FSUB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2"/>
        </table:table-row>
        <table:table-row table:style-name="ro1">
          <table:table-cell office:value-type="string">
            <text:p>DE E9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2"/>
        </table:table-row>
        <table:table-row table:style-name="ro1">
          <table:table-cell office:value-type="string">
            <text:p>DA /4 </text:p>
          </table:table-cell>
          <table:table-cell office:value-type="string">
            <text:p>FISUB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2"/>
        </table:table-row>
        <table:table-row table:style-name="ro1">
          <table:table-cell office:value-type="string">
            <text:p>DE /4 </text:p>
          </table:table-cell>
          <table:table-cell office:value-type="string">
            <text:p>FISUB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2"/>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2"/>
        </table:table-row>
        <table:table-row table:style-name="ro1">
          <table:table-cell office:value-type="string">
            <text:p>DC /5 </text:p>
          </table:table-cell>
          <table:table-cell office:value-type="string">
            <text:p>FSUBR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2"/>
        </table:table-row>
        <table:table-row table:style-name="ro1">
          <table:table-cell office:value-type="string">
            <text:p>D8 E8 +i </text:p>
          </table:table-cell>
          <table:table-cell office:value-type="string">
            <text:p>FSUBR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2"/>
        </table:table-row>
        <table:table-row table:style-name="ro1">
          <table:table-cell office:value-type="string">
            <text:p>DC E0 +i </text:p>
          </table:table-cell>
          <table:table-cell office:value-type="string">
            <text:p>FSUBR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cell table:number-columns-repeated="1012"/>
        </table:table-row>
        <table:table-row table:style-name="ro1">
          <table:table-cell office:value-type="string">
            <text:p>DE E0 +i </text:p>
          </table:table-cell>
          <table:table-cell office:value-type="string">
            <text:p>FSUBR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2"/>
        </table:table-row>
        <table:table-row table:style-name="ro1">
          <table:table-cell office:value-type="string">
            <text:p>DE E1 </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2"/>
        </table:table-row>
        <table:table-row table:style-name="ro1">
          <table:table-cell office:value-type="string">
            <text:p>DA /5 </text:p>
          </table:table-cell>
          <table:table-cell office:value-type="string">
            <text:p>FISUBR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2"/>
        </table:table-row>
        <table:table-row table:style-name="ro1">
          <table:table-cell office:value-type="string">
            <text:p>DE /5 </text:p>
          </table:table-cell>
          <table:table-cell office:value-type="string">
            <text:p>FISUBR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2"/>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C0 C1 C2 C3</text:p>
          </table:table-cell>
          <table:table-cell table:style-name="ce5"/>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2"/>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2"/>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C0 C1 C2 C3</text:p>
          </table:table-cell>
          <table:table-cell table:style-name="ce5"/>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2"/>
        </table:table-row>
        <table:table-row table:style-name="ro1">
          <table:table-cell office:value-type="string">
            <text:p>DD E8 +i </text:p>
          </table:table-cell>
          <table:table-cell office:value-type="string">
            <text:p>FUCOMP ST(i)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2"/>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C0 C1 C2 C3</text:p>
          </table:table-cell>
          <table:table-cell table:style-name="ce5"/>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2"/>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C0 C1 C2 C3</text:p>
          </table:table-cell>
          <table:table-cell table:style-name="ce5"/>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2"/>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C0 C1 C2 C3</text:p>
          </table:table-cell>
          <table:table-cell table:style-name="ce5"/>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2"/>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table:table-cell office:value-type="string">
            <text:p>RW</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2"/>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C1</text:p>
          </table:table-cell>
          <table:table-cell table:style-name="ce5" office:value-type="string">
            <text:p>C0 C2 C3</text:p>
          </table:table-cell>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2"/>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table:table-cell office:value-type="string">
            <text:p>R</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2"/>
        </table:table-row>
        <table:table-row table:style-name="ro1">
          <table:table-cell office:value-type="string">
            <text:p>REX.W+ 0F AE /1</text:p>
          </table:table-cell>
          <table:table-cell office:value-type="string">
            <text:p>FXRSTOR64 m512byte</text:p>
          </table:table-cell>
          <table:table-cell/>
          <table:table-cell office:value-type="string">
            <text:p>R</text:p>
          </table:table-cell>
          <table:table-cell table:number-columns-repeated="3" table:style-name="ce5" office:value-type="string">
            <text:p>???</text:p>
          </table:table-cell>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2"/>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table:table-cell office:value-type="string">
            <text:p>W</text:p>
          </table:table-cell>
          <table:table-cell table:number-columns-repeated="3" table:style-name="ce5" office:value-type="string">
            <text:p>???</text:p>
          </table:table-cell>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2"/>
        </table:table-row>
        <table:table-row table:style-name="ro1">
          <table:table-cell office:value-type="string">
            <text:p>REX.W+ 0F AE /0</text:p>
          </table:table-cell>
          <table:table-cell office:value-type="string">
            <text:p>FXSAVE64 m512byte</text:p>
          </table:table-cell>
          <table:table-cell/>
          <table:table-cell office:value-type="string">
            <text:p>W</text:p>
          </table:table-cell>
          <table:table-cell table:number-columns-repeated="3" table:style-name="ce5" office:value-type="string">
            <text:p>???</text:p>
          </table:table-cell>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2"/>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2"/>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2"/>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2"/>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2"/>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2"/>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2"/>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2"/>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2"/>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2"/>
        </table:table-row>
        <table:table-row table:style-name="ro1">
          <table:table-cell table:number-columns-repeated="1024"/>
        </table:table-row>
        <table:table-row table:style-name="ro1">
          <table:table-cell office:value-type="string">
            <text:p>F4 </text:p>
          </table:table-cell>
          <table:table-cell office:value-type="string">
            <text:p>HLT </text:p>
          </table:table-cell>
          <table:table-cell office:value-type="string">
            <text:p>NP</text:p>
          </table:table-cell>
          <table:table-cell table:number-columns-repeated="4"/>
          <table:table-cell table:number-columns-repeated="2" office:value-type="string">
            <text:p>V</text:p>
          </table:table-cell>
          <table:table-cell/>
          <table:table-cell office:value-type="string">
            <text:p>hlt</text:p>
          </table:table-cell>
          <table:table-cell office:value-type="string">
            <text:p>Halt</text:p>
          </table:table-cell>
          <table:table-cell table:number-columns-repeated="1012"/>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3"/>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2"/>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2"/>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2"/>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2"/>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2"/>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2"/>
        </table:table-row>
        <table:table-row table:style-name="ro1">
          <table:table-cell table:number-columns-repeated="1024"/>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C O S Z A P</text:p>
          </table:table-cell>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2"/>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C O S Z A P</text:p>
          </table:table-cell>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2"/>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C O S Z A P</text:p>
          </table:table-cell>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2"/>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C O S Z A P</text:p>
          </table:table-cell>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2"/>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C O S Z A P</text:p>
          </table:table-cell>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2"/>
        </table:table-row>
        <table:table-row table:style-name="ro1">
          <table:table-cell table:number-columns-repeated="1024"/>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C O</text:p>
          </table:table-cell>
          <table:table-cell office:value-type="string">
            <text:p>S Z A P</text:p>
          </table:table-cell>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2"/>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C O</text:p>
          </table:table-cell>
          <table:table-cell office:value-type="string">
            <text:p>S Z A P</text:p>
          </table:table-cell>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2"/>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C O</text:p>
          </table:table-cell>
          <table:table-cell office:value-type="string">
            <text:p>S Z A P</text:p>
          </table:table-cell>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2"/>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C O</text:p>
          </table:table-cell>
          <table:table-cell office:value-type="string">
            <text:p>S Z A P</text:p>
          </table:table-cell>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2"/>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C O</text:p>
          </table:table-cell>
          <table:table-cell office:value-type="string">
            <text:p>S Z A P</text:p>
          </table:table-cell>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2"/>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C O</text:p>
          </table:table-cell>
          <table:table-cell office:value-type="string">
            <text:p>S Z A P</text:p>
          </table:table-cell>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2"/>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C O</text:p>
          </table:table-cell>
          <table:table-cell office:value-type="string">
            <text:p>S Z A P</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2"/>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C O</text:p>
          </table:table-cell>
          <table:table-cell office:value-type="string">
            <text:p>S Z A P</text:p>
          </table:table-cell>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2"/>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C O</text:p>
          </table:table-cell>
          <table:table-cell office:value-type="string">
            <text:p>S Z A P</text:p>
          </table:table-cell>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2"/>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C O</text:p>
          </table:table-cell>
          <table:table-cell office:value-type="string">
            <text:p>S Z A P</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2"/>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C O</text:p>
          </table:table-cell>
          <table:table-cell office:value-type="string">
            <text:p>S Z A P</text:p>
          </table:table-cell>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2"/>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C O</text:p>
          </table:table-cell>
          <table:table-cell office:value-type="string">
            <text:p>S Z A P</text:p>
          </table:table-cell>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2"/>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C O</text:p>
          </table:table-cell>
          <table:table-cell office:value-type="string">
            <text:p>S Z A P</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2"/>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table:number-columns-repeated="3"/>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2"/>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table:number-columns-repeated="3"/>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2"/>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table:number-columns-repeated="3"/>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2"/>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table:number-columns-repeated="3"/>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2"/>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table:number-columns-repeated="3"/>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2"/>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table:number-columns-repeated="3"/>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2"/>
        </table:table-row>
        <table:table-row table:style-name="ro1">
          <table:table-cell table:number-columns-repeated="1024"/>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O S Z A P</text:p>
          </table:table-cell>
          <table:table-cell/>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2"/>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O S Z A P</text:p>
          </table:table-cell>
          <table:table-cell/>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2"/>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O S Z A P</text:p>
          </table:table-cell>
          <table:table-cell/>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2"/>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O S Z A P</text:p>
          </table:table-cell>
          <table:table-cell/>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2"/>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O S Z A P</text:p>
          </table:table-cell>
          <table:table-cell/>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2"/>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12"/>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12"/>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2"/>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1</text:p>
          </table:table-cell>
          <table:table-cell table:number-columns-repeated="1012"/>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1</text:p>
          </table:table-cell>
          <table:table-cell table:number-columns-repeated="1012"/>
        </table:table-row>
        <table:table-row table:style-name="ro1">
          <table:table-cell office:value-type="string">
            <text:p>6C </text:p>
          </table:table-cell>
          <table:table-cell office:value-type="string">
            <text:p>INSB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1</text:p>
          </table:table-cell>
          <table:table-cell table:number-columns-repeated="1012"/>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1</text:p>
          </table:table-cell>
          <table:table-cell table:number-columns-repeated="1012"/>
        </table:table-row>
        <table:table-row table:style-name="ro1">
          <table:table-cell office:value-type="string">
            <text:p>6D </text:p>
          </table:table-cell>
          <table:table-cell office:value-type="string">
            <text:p>INSD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1</text:p>
          </table:table-cell>
          <table:table-cell table:number-columns-repeated="1012"/>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3"/>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2"/>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3"/>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2"/>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2"/>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2"/>
        </table:table-row>
        <table:table-row table:style-name="ro1">
          <table:table-cell table:style-name="ce7" office:value-type="string">
            <text:p>CE </text:p>
          </table:table-cell>
          <table:table-cell table:style-name="ce15" office:value-type="string">
            <text:p>INTO </text:p>
          </table:table-cell>
          <table:table-cell table:style-name="ce15" table:number-columns-repeated="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12"/>
        </table:table-row>
        <table:table-row table:style-name="ro1">
          <table:table-cell table:number-columns-repeated="1024"/>
        </table:table-row>
        <table:table-row table:style-name="ro1">
          <table:table-cell office:value-type="string">
            <text:p>0F 08 </text:p>
          </table:table-cell>
          <table:table-cell office:value-type="string">
            <text:p>INVD </text:p>
          </table:table-cell>
          <table:table-cell office:value-type="string">
            <text:p>NP</text:p>
          </table:table-cell>
          <table:table-cell table:number-columns-repeated="4"/>
          <table:table-cell table:number-columns-repeated="2" office:value-type="string">
            <text:p>V</text:p>
          </table:table-cell>
          <table:table-cell/>
          <table:table-cell office:value-type="string">
            <text:p>invd</text:p>
          </table:table-cell>
          <table:table-cell office:value-type="string">
            <text:p>Flush internal caches; initiate flushing of external caches.</text:p>
          </table:table-cell>
          <table:table-cell table:number-columns-repeated="1012"/>
        </table:table-row>
        <table:table-row table:style-name="ro1">
          <table:table-cell table:number-columns-repeated="1024"/>
        </table:table-row>
        <table:table-row table:style-name="ro1">
          <table:table-cell office:value-type="string">
            <text:p>0F 01 /7 </text:p>
          </table:table-cell>
          <table:table-cell office:value-type="string">
            <text:p>INVLPG m </text:p>
          </table:table-cell>
          <table:table-cell office:value-type="string">
            <text:p>M</text:p>
          </table:table-cell>
          <table:table-cell office:value-type="string">
            <text:p>I</text:p>
          </table:table-cell>
          <table:table-cell table:number-columns-repeated="3"/>
          <table:table-cell table:number-columns-repeated="2" office:value-type="string">
            <text:p>V</text:p>
          </table:table-cell>
          <table:table-cell/>
          <table:table-cell office:value-type="string">
            <text:p>invlpg</text:p>
          </table:table-cell>
          <table:table-cell office:value-type="string">
            <text:p>Invalidate TLB Entry for page that contains m.</text:p>
          </table:table-cell>
          <table:table-cell table:number-columns-repeated="1012"/>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12"/>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3"/>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2"/>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2"/>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2"/>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2"/>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C Z</text:p>
          </table:table-cell>
          <table:table-cell table:number-columns-repeated="2"/>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2"/>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C</text:p>
          </table:table-cell>
          <table:table-cell table:number-columns-repeated="2"/>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2"/>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C</text:p>
          </table:table-cell>
          <table:table-cell table:number-columns-repeated="2"/>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2"/>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C Z</text:p>
          </table:table-cell>
          <table:table-cell table:number-columns-repeated="2"/>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2"/>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C</text:p>
          </table:table-cell>
          <table:table-cell table:number-columns-repeated="2"/>
          <table:table-cell table:number-columns-repeated="2" office:value-type="string">
            <text:p>V</text:p>
          </table:table-cell>
          <table:table-cell/>
          <table:table-cell office:value-type="string">
            <text:p>jb</text:p>
          </table:table-cell>
          <table:table-cell office:value-type="string">
            <text:p>Jump short if carry (CF=1).</text:p>
          </table:table-cell>
          <table:table-cell table:number-columns-repeated="1012"/>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12"/>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2"/>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2"/>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2"/>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2"/>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Z</text:p>
          </table:table-cell>
          <table:table-cell table:number-columns-repeated="2"/>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2"/>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Z S O</text:p>
          </table:table-cell>
          <table:table-cell table:number-columns-repeated="2"/>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2"/>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S O</text:p>
          </table:table-cell>
          <table:table-cell table:number-columns-repeated="2"/>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2"/>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S O</text:p>
          </table:table-cell>
          <table:table-cell table:number-columns-repeated="2"/>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2"/>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Z S O</text:p>
          </table:table-cell>
          <table:table-cell table:number-columns-repeated="2"/>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2"/>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C Z</text:p>
          </table:table-cell>
          <table:table-cell table:number-columns-repeated="2"/>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cell table:number-columns-repeated="1012"/>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C</text:p>
          </table:table-cell>
          <table:table-cell table:number-columns-repeated="2"/>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cell table:number-columns-repeated="1012"/>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C</text:p>
          </table:table-cell>
          <table:table-cell table:number-columns-repeated="2"/>
          <table:table-cell table:number-columns-repeated="2" office:value-type="string">
            <text:p>V</text:p>
          </table:table-cell>
          <table:table-cell/>
          <table:table-cell office:value-type="string">
            <text:p>jae</text:p>
          </table:table-cell>
          <table:table-cell office:value-type="string">
            <text:p>Jump short if not below (CF=0).</text:p>
          </table:table-cell>
          <table:table-cell table:number-columns-repeated="1012"/>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C Z</text:p>
          </table:table-cell>
          <table:table-cell table:number-columns-repeated="2"/>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cell table:number-columns-repeated="1012"/>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C</text:p>
          </table:table-cell>
          <table:table-cell table:number-columns-repeated="2"/>
          <table:table-cell table:number-columns-repeated="2" office:value-type="string">
            <text:p>V</text:p>
          </table:table-cell>
          <table:table-cell/>
          <table:table-cell office:value-type="string">
            <text:p>jae</text:p>
          </table:table-cell>
          <table:table-cell office:value-type="string">
            <text:p>Jump short if not carry (CF=0).</text:p>
          </table:table-cell>
          <table:table-cell table:number-columns-repeated="1012"/>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Z</text:p>
          </table:table-cell>
          <table:table-cell table:number-columns-repeated="2"/>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2"/>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Z S O</text:p>
          </table:table-cell>
          <table:table-cell table:number-columns-repeated="2"/>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cell table:number-columns-repeated="1012"/>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S O</text:p>
          </table:table-cell>
          <table:table-cell table:number-columns-repeated="2"/>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cell table:number-columns-repeated="1012"/>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S O</text:p>
          </table:table-cell>
          <table:table-cell table:number-columns-repeated="2"/>
          <table:table-cell table:number-columns-repeated="2" office:value-type="string">
            <text:p>V</text:p>
          </table:table-cell>
          <table:table-cell/>
          <table:table-cell office:value-type="string">
            <text:p>jge</text:p>
          </table:table-cell>
          <table:table-cell office:value-type="string">
            <text:p>Jump short if not less (SF=OF).</text:p>
          </table:table-cell>
          <table:table-cell table:number-columns-repeated="1012"/>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Z S O</text:p>
          </table:table-cell>
          <table:table-cell table:number-columns-repeated="2"/>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cell table:number-columns-repeated="1012"/>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O</text:p>
          </table:table-cell>
          <table:table-cell table:number-columns-repeated="2"/>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2"/>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P</text:p>
          </table:table-cell>
          <table:table-cell table:number-columns-repeated="2"/>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2"/>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S</text:p>
          </table:table-cell>
          <table:table-cell table:number-columns-repeated="2"/>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2"/>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Z</text:p>
          </table:table-cell>
          <table:table-cell table:number-columns-repeated="2"/>
          <table:table-cell table:number-columns-repeated="2" office:value-type="string">
            <text:p>V</text:p>
          </table:table-cell>
          <table:table-cell/>
          <table:table-cell office:value-type="string">
            <text:p>jne</text:p>
          </table:table-cell>
          <table:table-cell office:value-type="string">
            <text:p>Jump short if not zero (ZF=0).</text:p>
          </table:table-cell>
          <table:table-cell table:number-columns-repeated="1012"/>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O</text:p>
          </table:table-cell>
          <table:table-cell table:number-columns-repeated="2"/>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2"/>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P</text:p>
          </table:table-cell>
          <table:table-cell table:number-columns-repeated="2"/>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2"/>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P</text:p>
          </table:table-cell>
          <table:table-cell table:number-columns-repeated="2"/>
          <table:table-cell table:number-columns-repeated="2" office:value-type="string">
            <text:p>V</text:p>
          </table:table-cell>
          <table:table-cell/>
          <table:table-cell office:value-type="string">
            <text:p>jp</text:p>
          </table:table-cell>
          <table:table-cell office:value-type="string">
            <text:p>Jump short if parity even (PF=1).</text:p>
          </table:table-cell>
          <table:table-cell table:number-columns-repeated="1012"/>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P</text:p>
          </table:table-cell>
          <table:table-cell table:number-columns-repeated="2"/>
          <table:table-cell table:number-columns-repeated="2" office:value-type="string">
            <text:p>V</text:p>
          </table:table-cell>
          <table:table-cell/>
          <table:table-cell office:value-type="string">
            <text:p>jnp</text:p>
          </table:table-cell>
          <table:table-cell office:value-type="string">
            <text:p>Jump short if parity odd (PF=0).</text:p>
          </table:table-cell>
          <table:table-cell table:number-columns-repeated="1012"/>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S</text:p>
          </table:table-cell>
          <table:table-cell table:number-columns-repeated="2"/>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2"/>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Z</text:p>
          </table:table-cell>
          <table:table-cell table:number-columns-repeated="2"/>
          <table:table-cell table:number-columns-repeated="2" office:value-type="string">
            <text:p>V</text:p>
          </table:table-cell>
          <table:table-cell/>
          <table:table-cell office:value-type="string">
            <text:p>je</text:p>
          </table:table-cell>
          <table:table-cell office:value-type="string">
            <text:p>Jump short if zero (ZF = 1).</text:p>
          </table:table-cell>
          <table:table-cell table:number-columns-repeated="1012"/>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12"/>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C Z</text:p>
          </table:table-cell>
          <table:table-cell table:number-columns-repeated="2"/>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2"/>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12"/>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C</text:p>
          </table:table-cell>
          <table:table-cell table:number-columns-repeated="2"/>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2"/>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12"/>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C</text:p>
          </table:table-cell>
          <table:table-cell table:number-columns-repeated="2"/>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2"/>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12"/>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C Z</text:p>
          </table:table-cell>
          <table:table-cell table:number-columns-repeated="2"/>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2"/>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12"/>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C</text:p>
          </table:table-cell>
          <table:table-cell table:number-columns-repeated="2"/>
          <table:table-cell table:number-columns-repeated="2" office:value-type="string">
            <text:p>V</text:p>
          </table:table-cell>
          <table:table-cell/>
          <table:table-cell office:value-type="string">
            <text:p>jb</text:p>
          </table:table-cell>
          <table:table-cell office:value-type="string">
            <text:p>Jump near if carry (CF=1).</text:p>
          </table:table-cell>
          <table:table-cell table:number-columns-repeated="1012"/>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12"/>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Z</text:p>
          </table:table-cell>
          <table:table-cell table:number-columns-repeated="2"/>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2"/>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12"/>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Z S O</text:p>
          </table:table-cell>
          <table:table-cell table:number-columns-repeated="2"/>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2"/>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12"/>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S O</text:p>
          </table:table-cell>
          <table:table-cell table:number-columns-repeated="2"/>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2"/>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12"/>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S O</text:p>
          </table:table-cell>
          <table:table-cell table:number-columns-repeated="2"/>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2"/>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12"/>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Z S O</text:p>
          </table:table-cell>
          <table:table-cell table:number-columns-repeated="2"/>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2"/>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12"/>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C Z</text:p>
          </table:table-cell>
          <table:table-cell table:number-columns-repeated="2"/>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cell table:number-columns-repeated="1012"/>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12"/>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C</text:p>
          </table:table-cell>
          <table:table-cell table:number-columns-repeated="2"/>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cell table:number-columns-repeated="1012"/>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12"/>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C</text:p>
          </table:table-cell>
          <table:table-cell table:number-columns-repeated="2"/>
          <table:table-cell table:number-columns-repeated="2" office:value-type="string">
            <text:p>V</text:p>
          </table:table-cell>
          <table:table-cell/>
          <table:table-cell office:value-type="string">
            <text:p>jae</text:p>
          </table:table-cell>
          <table:table-cell office:value-type="string">
            <text:p>Jump near if not below (CF=0).</text:p>
          </table:table-cell>
          <table:table-cell table:number-columns-repeated="1012"/>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12"/>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C Z</text:p>
          </table:table-cell>
          <table:table-cell table:number-columns-repeated="2"/>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cell table:number-columns-repeated="1012"/>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12"/>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C</text:p>
          </table:table-cell>
          <table:table-cell table:number-columns-repeated="2"/>
          <table:table-cell table:number-columns-repeated="2" office:value-type="string">
            <text:p>V</text:p>
          </table:table-cell>
          <table:table-cell/>
          <table:table-cell office:value-type="string">
            <text:p>jae</text:p>
          </table:table-cell>
          <table:table-cell office:value-type="string">
            <text:p>Jump near if not carry (CF=0).</text:p>
          </table:table-cell>
          <table:table-cell table:number-columns-repeated="1012"/>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12"/>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Z</text:p>
          </table:table-cell>
          <table:table-cell table:number-columns-repeated="2"/>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2"/>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12"/>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Z S O</text:p>
          </table:table-cell>
          <table:table-cell table:number-columns-repeated="2"/>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cell table:number-columns-repeated="1012"/>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12"/>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S O</text:p>
          </table:table-cell>
          <table:table-cell table:number-columns-repeated="2"/>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cell table:number-columns-repeated="1012"/>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12"/>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S O</text:p>
          </table:table-cell>
          <table:table-cell table:number-columns-repeated="2"/>
          <table:table-cell table:number-columns-repeated="2" office:value-type="string">
            <text:p>V</text:p>
          </table:table-cell>
          <table:table-cell/>
          <table:table-cell office:value-type="string">
            <text:p>jge</text:p>
          </table:table-cell>
          <table:table-cell office:value-type="string">
            <text:p>Jump near if not less (SF=OF).</text:p>
          </table:table-cell>
          <table:table-cell table:number-columns-repeated="1012"/>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12"/>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Z S O</text:p>
          </table:table-cell>
          <table:table-cell table:number-columns-repeated="2"/>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cell table:number-columns-repeated="1012"/>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12"/>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O</text:p>
          </table:table-cell>
          <table:table-cell table:number-columns-repeated="2"/>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2"/>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12"/>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P</text:p>
          </table:table-cell>
          <table:table-cell table:number-columns-repeated="2"/>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2"/>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12"/>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S</text:p>
          </table:table-cell>
          <table:table-cell table:number-columns-repeated="2"/>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2"/>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12"/>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Z</text:p>
          </table:table-cell>
          <table:table-cell table:number-columns-repeated="2"/>
          <table:table-cell table:number-columns-repeated="2" office:value-type="string">
            <text:p>V</text:p>
          </table:table-cell>
          <table:table-cell/>
          <table:table-cell office:value-type="string">
            <text:p>jne</text:p>
          </table:table-cell>
          <table:table-cell office:value-type="string">
            <text:p>Jump near if not zero (ZF=0).</text:p>
          </table:table-cell>
          <table:table-cell table:number-columns-repeated="1012"/>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12"/>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O</text:p>
          </table:table-cell>
          <table:table-cell table:number-columns-repeated="2"/>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2"/>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12"/>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P</text:p>
          </table:table-cell>
          <table:table-cell table:number-columns-repeated="2"/>
          <table:table-cell table:number-columns-repeated="2" office:value-type="string">
            <text:p>V</text:p>
          </table:table-cell>
          <table:table-cell/>
          <table:table-cell office:value-type="string">
            <text:p>jp</text:p>
          </table:table-cell>
          <table:table-cell office:value-type="string">
            <text:p>Jump near if parity even (PF=1).</text:p>
          </table:table-cell>
          <table:table-cell table:number-columns-repeated="1012"/>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12"/>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P</text:p>
          </table:table-cell>
          <table:table-cell table:number-columns-repeated="2"/>
          <table:table-cell table:number-columns-repeated="2" office:value-type="string">
            <text:p>V</text:p>
          </table:table-cell>
          <table:table-cell/>
          <table:table-cell office:value-type="string">
            <text:p>jnp</text:p>
          </table:table-cell>
          <table:table-cell office:value-type="string">
            <text:p>Jump near if parity odd (PF=0).</text:p>
          </table:table-cell>
          <table:table-cell table:number-columns-repeated="1012"/>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12"/>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S</text:p>
          </table:table-cell>
          <table:table-cell table:number-columns-repeated="2"/>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2"/>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12"/>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Z</text:p>
          </table:table-cell>
          <table:table-cell table:number-columns-repeated="2"/>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2"/>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2"/>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12"/>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2"/>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12"/>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12"/>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2"/>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12"/>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12"/>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2"/>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2"/>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2"/>
        </table:table-row>
        <table:table-row table:style-name="ro1">
          <table:table-cell table:number-columns-repeated="1024"/>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S Z P A C</text:p>
          </table:table-cell>
          <table:table-cell office:value-type="string">
            <text:p>AH</text:p>
          </table:table-cell>
          <table:table-cell/>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2"/>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2"/>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2"/>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2"/>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2"/>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2"/>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2"/>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2"/>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12"/>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12"/>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2"/>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2"/>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table:number-columns-repeated="3" office:value-type="string">
            <text:p>???</text:p>
          </table:table-cell>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2"/>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12"/>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12"/>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2"/>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2"/>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table:number-columns-repeated="3" office:value-type="string">
            <text:p>???</text:p>
          </table:table-cell>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2"/>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2"/>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2"/>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table:number-columns-repeated="3" office:value-type="string">
            <text:p>???</text:p>
          </table:table-cell>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2"/>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3"/>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2"/>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3"/>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2"/>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3"/>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2"/>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3"/>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2"/>
        </table:table-row>
        <table:table-row table:style-name="ro1">
          <table:table-cell table:style-name="ce7" office:value-type="string">
            <text:p>C9 </text:p>
          </table:table-cell>
          <table:table-cell table:style-name="ce15" office:value-type="string">
            <text:p>LEAVE </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12"/>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4"/>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2"/>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number-columns-repeated="4"/>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2"/>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12"/>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12"/>
        </table:table-row>
        <table:table-row table:style-name="ro1">
          <table:table-cell office:value-type="string">
            <text:p>0F 01 /2 </text:p>
          </table:table-cell>
          <table:table-cell office:value-type="string">
            <text:p>LGDT m16&amp;64 </text:p>
          </table:table-cell>
          <table:table-cell office:value-type="string">
            <text:p>M</text:p>
          </table:table-cell>
          <table:table-cell office:value-type="string">
            <text:p>R</text:p>
          </table:table-cell>
          <table:table-cell table:number-columns-repeated="3" office:value-type="string">
            <text:p>???</text:p>
          </table:table-cell>
          <table:table-cell office:value-type="string">
            <text:p>V</text:p>
          </table:table-cell>
          <table:table-cell office:value-type="string">
            <text:p>NE</text:p>
          </table:table-cell>
          <table:table-cell/>
          <table:table-cell office:value-type="string">
            <text:p>lgdt</text:p>
          </table:table-cell>
          <table:table-cell office:value-type="string">
            <text:p>Load m into GDTR.</text:p>
          </table:table-cell>
          <table:table-cell table:number-columns-repeated="1012"/>
        </table:table-row>
        <table:table-row table:style-name="ro1">
          <table:table-cell office:value-type="string">
            <text:p>0F 01 /3 </text:p>
          </table:table-cell>
          <table:table-cell office:value-type="string">
            <text:p>LIDT m16&amp;64 </text:p>
          </table:table-cell>
          <table:table-cell office:value-type="string">
            <text:p>M</text:p>
          </table:table-cell>
          <table:table-cell office:value-type="string">
            <text:p>R</text:p>
          </table:table-cell>
          <table:table-cell table:number-columns-repeated="3" office:value-type="string">
            <text:p>???</text:p>
          </table:table-cell>
          <table:table-cell office:value-type="string">
            <text:p>V</text:p>
          </table:table-cell>
          <table:table-cell office:value-type="string">
            <text:p>NE</text:p>
          </table:table-cell>
          <table:table-cell/>
          <table:table-cell office:value-type="string">
            <text:p>lidt</text:p>
          </table:table-cell>
          <table:table-cell office:value-type="string">
            <text:p>Load m into IDTR.</text:p>
          </table:table-cell>
          <table:table-cell table:number-columns-repeated="1012"/>
        </table:table-row>
        <table:table-row table:style-name="ro1">
          <table:table-cell table:number-columns-repeated="1024"/>
        </table:table-row>
        <table:table-row table:style-name="ro1">
          <table:table-cell office:value-type="string">
            <text:p>0F 00 /2 </text:p>
          </table:table-cell>
          <table:table-cell office:value-type="string">
            <text:p>LLDT r/m16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table:table-cell office:value-type="string">
            <text:p>lldt</text:p>
          </table:table-cell>
          <table:table-cell office:value-type="string">
            <text:p>Load segment selector r/m16 into LDTR.</text:p>
          </table:table-cell>
          <table:table-cell table:number-columns-repeated="1012"/>
        </table:table-row>
        <table:table-row table:style-name="ro1">
          <table:table-cell table:number-columns-repeated="1024"/>
        </table:table-row>
        <table:table-row table:style-name="ro1">
          <table:table-cell office:value-type="string">
            <text:p>0F 01 /6 </text:p>
          </table:table-cell>
          <table:table-cell office:value-type="string">
            <text:p>LMSW r/m16 </text:p>
          </table:table-cell>
          <table:table-cell office:value-type="string">
            <text:p>M</text:p>
          </table:table-cell>
          <table:table-cell office:value-type="string">
            <text:p>R</text:p>
          </table:table-cell>
          <table:table-cell/>
          <table:table-cell office:value-type="string">
            <text:p>CR0</text:p>
          </table:table-cell>
          <table:table-cell/>
          <table:table-cell table:number-columns-repeated="2" office:value-type="string">
            <text:p>V</text:p>
          </table:table-cell>
          <table:table-cell/>
          <table:table-cell office:value-type="string">
            <text:p>lmsw</text:p>
          </table:table-cell>
          <table:table-cell office:value-type="string">
            <text:p>Loads r/m16 in machine status word of CR0.</text:p>
          </table:table-cell>
          <table:table-cell table:number-columns-repeated="1012"/>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2"/>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table:number-columns-repeated="3" office:value-type="string">
            <text:p>???</text:p>
          </table:table-cell>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2"/>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table:number-columns-repeated="3" office:value-type="string">
            <text:p>???</text:p>
          </table:table-cell>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2"/>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table:number-columns-repeated="3" office:value-type="string">
            <text:p>???</text:p>
          </table:table-cell>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2"/>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table:number-columns-repeated="3" office:value-type="string">
            <text:p>???</text:p>
          </table:table-cell>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2"/>
        </table:table-row>
        <table:table-row table:style-name="ro1">
          <table:table-cell office:value-type="string">
            <text:p>AC </text:p>
          </table:table-cell>
          <table:table-cell office:value-type="string">
            <text:p>LODSB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2"/>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2"/>
        </table:table-row>
        <table:table-row table:style-name="ro1">
          <table:table-cell office:value-type="string">
            <text:p>AD </text:p>
          </table:table-cell>
          <table:table-cell office:value-type="string">
            <text:p>LODSD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2"/>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table:number-columns-repeated="3" office:value-type="string">
            <text:p>???</text:p>
          </table:table-cell>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2"/>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2"/>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2"/>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2"/>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2"/>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2"/>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2"/>
        </table:table-row>
        <table:table-row table:style-name="ro1">
          <table:table-cell table:number-columns-repeated="1024"/>
        </table:table-row>
        <table:table-row table:style-name="ro1">
          <table:table-cell office:value-type="string">
            <text:p>0F 00 /3 </text:p>
          </table:table-cell>
          <table:table-cell office:value-type="string">
            <text:p>LTR r/m16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table:table-cell office:value-type="string">
            <text:p>ltr</text:p>
          </table:table-cell>
          <table:table-cell office:value-type="string">
            <text:p>Load r/m16 into task register.</text:p>
          </table:table-cell>
          <table:table-cell table:number-columns-repeated="1012"/>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3"/>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2"/>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3"/>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2"/>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3"/>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2"/>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2"/>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2"/>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2"/>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2"/>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2"/>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2"/>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2"/>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2"/>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2"/>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2"/>
        </table:table-row>
        <table:table-row table:style-name="ro1">
          <table:table-cell table:number-columns-repeated="9"/>
          <table:table-cell table:style-name="Default"/>
          <table:table-cell table:number-columns-repeated="1014"/>
        </table:table-row>
        <table:table-row table:style-name="ro1">
          <table:table-cell office:value-type="string">
            <text:p>0F AE /6 </text:p>
          </table:table-cell>
          <table:table-cell office:value-type="string">
            <text:p>MFENCE </text:p>
          </table:table-cell>
          <table:table-cell office:value-type="string">
            <text:p>NP</text:p>
          </table:table-cell>
          <table:table-cell table:number-columns-repeated="4"/>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2"/>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2"/>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2"/>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2"/>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2"/>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2"/>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2"/>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2"/>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2"/>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2"/>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2"/>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4"/>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2"/>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2"/>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2"/>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2"/>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2"/>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2"/>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2"/>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2"/>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2"/>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2"/>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2"/>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2"/>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2"/>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2"/>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2"/>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2"/>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3"/>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2"/>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2"/>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2"/>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2"/>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2"/>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3"/>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2"/>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2"/>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2"/>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2"/>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2"/>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2"/>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2"/>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2"/>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2"/>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2"/>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2"/>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2"/>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2"/>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2"/>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control register to r32.</text:p>
          </table:table-cell>
          <table:table-cell table:style-name="ce18" table:number-columns-repeated="1012"/>
        </table:table-row>
        <table:table-row table:style-name="ro1">
          <table:table-cell office:value-type="string">
            <text:p>0F 20 /r</text:p>
          </table:table-cell>
          <table:table-cell office:value-type="string">
            <text:p>MOV r64, CR0-CR7</text:p>
          </table:table-cell>
          <table:table-cell office:value-type="string">
            <text:p>MR</text:p>
          </table:table-cell>
          <table:table-cell office:value-type="string">
            <text:p>W, R</text:p>
          </table:table-cell>
          <table:table-cell table:number-columns-repeated="2"/>
          <table:table-cell office:value-type="string">
            <text:p>O S Z A C P</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ontrol register to r64.</text:p>
          </table:table-cell>
          <table:table-cell table:number-columns-repeated="1012"/>
        </table:table-row>
        <table:table-row table:style-name="ro1">
          <table:table-cell office:value-type="string">
            <text:p>REX.R+ 0F 20 <text:span text:style-name="T1">/r</text:span></text:p>
          </table:table-cell>
          <table:table-cell office:value-type="string">
            <text:p>MOV r64, CR8</text:p>
          </table:table-cell>
          <table:table-cell office:value-type="string">
            <text:p>MR</text:p>
          </table:table-cell>
          <table:table-cell office:value-type="string">
            <text:p>W, R</text:p>
          </table:table-cell>
          <table:table-cell table:number-columns-repeated="2"/>
          <table:table-cell office:value-type="string">
            <text:p>O S Z A C P</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R8 to r64.1</text:p>
          </table:table-cell>
          <table:table-cell table:number-columns-repeated="1012"/>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control register.</text:p>
          </table:table-cell>
          <table:table-cell table:style-name="ce18" table:number-columns-repeated="1012"/>
        </table:table-row>
        <table:table-row table:style-name="ro1">
          <table:table-cell office:value-type="string">
            <text:p>0F 22 /r</text:p>
          </table:table-cell>
          <table:table-cell office:value-type="string">
            <text:p>MOV CR0-CR7, r64</text:p>
          </table:table-cell>
          <table:table-cell office:value-type="string">
            <text:p>RM</text:p>
          </table:table-cell>
          <table:table-cell office:value-type="string">
            <text:p>W, R</text:p>
          </table:table-cell>
          <table:table-cell table:number-columns-repeated="2"/>
          <table:table-cell office:value-type="string">
            <text:p>O S Z A C P</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ontrol register.</text:p>
          </table:table-cell>
          <table:table-cell table:number-columns-repeated="1012"/>
        </table:table-row>
        <table:table-row table:style-name="ro1">
          <table:table-cell office:value-type="string">
            <text:p>REX.R+ 0F 22 <text:span text:style-name="T1">/r</text:span></text:p>
          </table:table-cell>
          <table:table-cell office:value-type="string">
            <text:p>MOV CR8, r64</text:p>
          </table:table-cell>
          <table:table-cell office:value-type="string">
            <text:p>RM</text:p>
          </table:table-cell>
          <table:table-cell office:value-type="string">
            <text:p>W, R</text:p>
          </table:table-cell>
          <table:table-cell table:number-columns-repeated="2"/>
          <table:table-cell office:value-type="string">
            <text:p>O S Z A C P</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R8.1</text:p>
          </table:table-cell>
          <table:table-cell table:number-columns-repeated="1012"/>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debug register to r32.</text:p>
          </table:table-cell>
          <table:table-cell table:style-name="ce18" table:number-columns-repeated="1012"/>
        </table:table-row>
        <table:table-row table:style-name="ro1">
          <table:table-cell office:value-type="string">
            <text:p>0F 21 /r</text:p>
          </table:table-cell>
          <table:table-cell office:value-type="string">
            <text:p>MOV r64, DR0-DR7</text:p>
          </table:table-cell>
          <table:table-cell office:value-type="string">
            <text:p>MR</text:p>
          </table:table-cell>
          <table:table-cell office:value-type="string">
            <text:p>W, R</text:p>
          </table:table-cell>
          <table:table-cell table:number-columns-repeated="2"/>
          <table:table-cell office:value-type="string">
            <text:p>O S Z A C P</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debug register to r64.</text:p>
          </table:table-cell>
          <table:table-cell table:number-columns-repeated="1012"/>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debug register.</text:p>
          </table:table-cell>
          <table:table-cell table:style-name="ce18" table:number-columns-repeated="1012"/>
        </table:table-row>
        <table:table-row table:style-name="ro1">
          <table:table-cell office:value-type="string">
            <text:p>0F 23 /r</text:p>
          </table:table-cell>
          <table:table-cell office:value-type="string">
            <text:p>MOV DR0-DR7, r64</text:p>
          </table:table-cell>
          <table:table-cell office:value-type="string">
            <text:p>RM</text:p>
          </table:table-cell>
          <table:table-cell office:value-type="string">
            <text:p>W, R</text:p>
          </table:table-cell>
          <table:table-cell table:number-columns-repeated="2"/>
          <table:table-cell office:value-type="string">
            <text:p>O S Z A C P</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debug register.</text:p>
          </table:table-cell>
          <table:table-cell table:number-columns-repeated="1012"/>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2"/>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2"/>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2"/>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2"/>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2"/>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2"/>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2"/>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2"/>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2"/>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2"/>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2"/>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2"/>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2"/>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2"/>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2"/>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2"/>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2"/>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2"/>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2"/>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3"/>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2"/>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2"/>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3"/>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2"/>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2"/>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3"/>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2"/>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2"/>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3"/>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2"/>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2"/>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3"/>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2"/>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2"/>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3"/>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2"/>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2"/>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2"/>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2"/>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2"/>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2"/>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2"/>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2"/>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2"/>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2"/>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2"/>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2"/>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2"/>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2"/>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2"/>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2"/>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2"/>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2"/>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2"/>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2"/>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2"/>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2"/>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2"/>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2"/>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2"/>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2"/>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2"/>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2"/>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2"/>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2"/>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2"/>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2"/>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2"/>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2"/>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2"/>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2"/>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2"/>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2"/>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2"/>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2"/>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2"/>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2"/>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2"/>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2"/>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2"/>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2"/>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2"/>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2"/>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2"/>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2"/>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2"/>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2"/>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2"/>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2"/>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2"/>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2"/>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2"/>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2"/>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2"/>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2"/>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2"/>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2"/>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2"/>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2"/>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2"/>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2"/>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2"/>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2"/>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table:number-columns-repeated="3" office:value-type="string">
            <text:p>???</text:p>
          </table:table-cell>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2"/>
        </table:table-row>
        <table:table-row table:style-name="ro1">
          <table:table-cell office:value-type="string">
            <text:p>A4 </text:p>
          </table:table-cell>
          <table:table-cell office:value-type="string">
            <text:p>MOVSB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2"/>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2"/>
        </table:table-row>
        <table:table-row table:style-name="ro1">
          <table:table-cell office:value-type="string">
            <text:p>A5 </text:p>
          </table:table-cell>
          <table:table-cell office:value-type="string">
            <text:p>MOVSD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2"/>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table:number-columns-repeated="3" office:value-type="string">
            <text:p>???</text:p>
          </table:table-cell>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2"/>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2"/>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2"/>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2"/>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2"/>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2"/>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2"/>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2"/>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2"/>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2"/>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2"/>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2"/>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2"/>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2"/>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2"/>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2"/>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2"/>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2"/>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2"/>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2"/>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2"/>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2"/>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2"/>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2"/>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2"/>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2"/>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2"/>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2"/>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2"/>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2"/>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2"/>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2"/>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2"/>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2"/>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2"/>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2"/>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2"/>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2"/>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2"/>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2"/>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2"/>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3"/>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2"/>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3"/>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2"/>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3"/>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2"/>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O C</text:p>
          </table:table-cell>
          <table:table-cell office:value-type="string">
            <text:p>S Z A P</text:p>
          </table:table-cell>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2"/>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O C</text:p>
          </table:table-cell>
          <table:table-cell office:value-type="string">
            <text:p>S Z A P</text:p>
          </table:table-cell>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2"/>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O C</text:p>
          </table:table-cell>
          <table:table-cell office:value-type="string">
            <text:p>S Z A P</text:p>
          </table:table-cell>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2"/>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O C</text:p>
          </table:table-cell>
          <table:table-cell office:value-type="string">
            <text:p>S Z A P</text:p>
          </table:table-cell>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2"/>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O C</text:p>
          </table:table-cell>
          <table:table-cell office:value-type="string">
            <text:p>S Z A P</text:p>
          </table:table-cell>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2"/>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2"/>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2"/>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2"/>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2"/>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2"/>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2"/>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2"/>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2"/>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2"/>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2"/>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2"/>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2"/>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C O S Z A P</text:p>
          </table:table-cell>
          <table:table-cell/>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2"/>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C O S Z A P</text:p>
          </table:table-cell>
          <table:table-cell/>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2"/>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C O S Z A P</text:p>
          </table:table-cell>
          <table:table-cell/>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2"/>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C O S Z A P</text:p>
          </table:table-cell>
          <table:table-cell/>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2"/>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C O S Z A P</text:p>
          </table:table-cell>
          <table:table-cell/>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2"/>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4"/>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2"/>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3"/>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2"/>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3"/>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2"/>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3"/>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2"/>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3"/>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2"/>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3"/>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2"/>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3"/>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2"/>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3"/>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2"/>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2"/>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2"/>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2"/>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O C S Z P</text:p>
          </table:table-cell>
          <table:table-cell office:value-type="string">
            <text:p>A</text:p>
          </table:table-cell>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2"/>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2"/>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2"/>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2"/>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2"/>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2"/>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2"/>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2"/>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2"/>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2"/>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O C S Z P</text:p>
          </table:table-cell>
          <table:table-cell office:value-type="string">
            <text:p>A</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2"/>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2"/>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2"/>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O C S Z P</text:p>
          </table:table-cell>
          <table:table-cell office:value-type="string">
            <text:p>A</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2"/>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2"/>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O C S Z P</text:p>
          </table:table-cell>
          <table:table-cell office:value-type="string">
            <text:p>A</text:p>
          </table:table-cell>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2"/>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2"/>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2"/>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O C S Z P</text:p>
          </table:table-cell>
          <table:table-cell office:value-type="string">
            <text:p>A</text:p>
          </table:table-cell>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2"/>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2"/>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2"/>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2"/>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2"/>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2"/>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2"/>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table:number-columns-repeated="3"/>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2"/>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table:number-columns-repeated="3"/>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2"/>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table:number-columns-repeated="3"/>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2"/>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table:number-columns-repeated="3"/>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2"/>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table:number-columns-repeated="3"/>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2"/>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table:number-columns-repeated="3"/>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2"/>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2"/>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2"/>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2"/>
        </table:table-row>
        <table:table-row table:style-name="ro1">
          <table:table-cell office:value-type="string">
            <text:p>6E </text:p>
          </table:table-cell>
          <table:table-cell office:value-type="string">
            <text:p>OUTSB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2"/>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2"/>
        </table:table-row>
        <table:table-row table:style-name="ro1">
          <table:table-cell office:value-type="string">
            <text:p>6F </text:p>
          </table:table-cell>
          <table:table-cell office:value-type="string">
            <text:p>OUTSD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2"/>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2"/>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2"/>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2"/>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2"/>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2"/>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2"/>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2"/>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2"/>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2"/>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2"/>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2"/>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2"/>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2"/>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2"/>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2"/>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2"/>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2"/>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2"/>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2"/>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2"/>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2"/>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2"/>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2"/>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2"/>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2"/>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2"/>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2"/>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2"/>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2"/>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2"/>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2"/>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2"/>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2"/>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2"/>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2"/>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2"/>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2"/>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2"/>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2"/>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2"/>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2"/>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2"/>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2"/>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2"/>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3"/>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2"/>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3"/>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2"/>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3"/>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2"/>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2"/>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2"/>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2"/>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2"/>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2"/>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2"/>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4"/>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2"/>
        </table:table-row>
        <table:table-row table:style-name="ro1">
          <table:table-cell table:number-columns-repeated="9"/>
          <table:table-cell table:style-name="Default"/>
          <table:table-cell table:number-columns-repeated="1014"/>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2"/>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2"/>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2"/>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2"/>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2"/>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2"/>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3"/>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2"/>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3"/>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2"/>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3"/>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2"/>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3"/>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2"/>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3"/>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2"/>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3"/>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2"/>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2"/>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2"/>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2"/>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2"/>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2"/>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2"/>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2"/>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2"/>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2"/>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2"/>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2"/>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C Z S O A P</text:p>
          </table:table-cell>
          <table:table-cell/>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2"/>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C Z S O A P</text:p>
          </table:table-cell>
          <table:table-cell/>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2"/>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C Z S O A P</text:p>
          </table:table-cell>
          <table:table-cell/>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2"/>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C Z S O A P</text:p>
          </table:table-cell>
          <table:table-cell/>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2"/>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2"/>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2"/>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2"/>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2"/>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2"/>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2"/>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2"/>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2"/>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2"/>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2"/>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2"/>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C Z S O A P</text:p>
          </table:table-cell>
          <table:table-cell/>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2"/>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C Z S O A P</text:p>
          </table:table-cell>
          <table:table-cell/>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2"/>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C Z S O A P</text:p>
          </table:table-cell>
          <table:table-cell/>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2"/>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C Z S O A P</text:p>
          </table:table-cell>
          <table:table-cell/>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2"/>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3"/>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2"/>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3"/>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2"/>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3"/>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2"/>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2"/>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2"/>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3"/>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2"/>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3"/>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2"/>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3"/>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2"/>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3"/>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2"/>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2"/>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3"/>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2"/>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2"/>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2"/>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2"/>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2"/>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2"/>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2"/>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2"/>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2"/>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2"/>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2"/>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2"/>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2"/>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2"/>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2"/>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2"/>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2"/>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2"/>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2"/>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2"/>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2"/>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3"/>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2"/>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3"/>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2"/>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12"/>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3"/>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2"/>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3"/>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2"/>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3"/>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2"/>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3"/>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2"/>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3"/>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2"/>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3"/>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2"/>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2"/>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2"/>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2"/>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2"/>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2"/>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2"/>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2"/>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2"/>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2"/>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2"/>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2"/>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2"/>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2"/>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2"/>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2"/>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2"/>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2"/>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2"/>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2"/>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2"/>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2"/>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2"/>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2"/>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2"/>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2"/>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2"/>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2"/>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2"/>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2"/>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2"/>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2"/>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2"/>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2"/>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2"/>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2"/>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2"/>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2"/>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2"/>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2"/>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2"/>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2"/>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2"/>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2"/>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2"/>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2"/>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2"/>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2"/>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2"/>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2"/>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2"/>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2"/>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2"/>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2"/>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2"/>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3"/>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2"/>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2"/>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2"/>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cell table:number-columns-repeated="1012"/>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cell table:number-columns-repeated="1012"/>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2"/>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3"/>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2"/>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2"/>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2"/>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2"/>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2"/>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2"/>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2"/>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2"/>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2"/>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2"/>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2"/>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2"/>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2"/>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2"/>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2"/>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2"/>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2"/>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2"/>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2"/>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2"/>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3"/>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2"/>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12"/>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3"/>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2"/>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3"/>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2"/>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12"/>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3"/>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2"/>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12"/>
        </table:table-row>
        <table:table-row table:style-name="ro1">
          <table:table-cell table:style-name="ce9" office:value-type="string">
            <text:p>07</text:p>
          </table:table-cell>
          <table:table-cell table:style-name="ce15" office:value-type="string">
            <text:p>POP ES </text:p>
          </table:table-cell>
          <table:table-cell table:style-name="ce15" table:number-columns-repeated="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12"/>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12"/>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3"/>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2"/>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12"/>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3"/>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2"/>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3"/>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2"/>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12"/>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3"/>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2"/>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12"/>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12"/>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O S Z A C P</text:p>
          </table:table-cell>
          <table:table-cell/>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2"/>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O S Z A C P</text:p>
          </table:table-cell>
          <table:table-cell/>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2"/>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O S Z A C P</text:p>
          </table:table-cell>
          <table:table-cell/>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2"/>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2"/>
        </table:table-row>
        <table:table-row table:style-name="ro1">
          <table:table-cell table:style-name="ce7" office:value-type="string">
            <text:p>9D </text:p>
          </table:table-cell>
          <table:table-cell table:style-name="ce15" office:value-type="string">
            <text:p>POPFD </text:p>
          </table:table-cell>
          <table:table-cell table:style-name="ce15" table:number-columns-repeated="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12"/>
        </table:table-row>
        <table:table-row table:style-name="ro1">
          <table:table-cell office:value-type="string">
            <text:p>REX.W+ 9D </text:p>
          </table:table-cell>
          <table:table-cell office:value-type="string">
            <text:p>POPFQ </text:p>
          </table:table-cell>
          <table:table-cell office:value-type="string">
            <text:p>NP</text:p>
          </table:table-cell>
          <table:table-cell/>
          <table:table-cell table:number-columns-repeated="3" office:value-type="string">
            <text:p>???</text:p>
          </table:table-cell>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2"/>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2"/>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2"/>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2"/>
        </table:table-row>
        <table:table-row table:style-name="ro1">
          <table:table-cell table:number-columns-repeated="9"/>
          <table:table-cell table:style-name="Default"/>
          <table:table-cell table:number-columns-repeated="1014"/>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3"/>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2"/>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3"/>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2"/>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3"/>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2"/>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3"/>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2"/>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2"/>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2"/>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2"/>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2"/>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3"/>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2"/>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2"/>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3"/>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2"/>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2"/>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3"/>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2"/>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2"/>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3"/>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2"/>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2"/>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3"/>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2"/>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2"/>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2"/>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2"/>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2"/>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2"/>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3"/>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2"/>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2"/>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2"/>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2"/>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3"/>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2"/>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3"/>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2"/>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2"/>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2"/>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2"/>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2"/>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2"/>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2"/>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2"/>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2"/>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2"/>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2"/>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2"/>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2"/>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2"/>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2"/>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2"/>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2"/>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2"/>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2"/>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2"/>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2"/>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2"/>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2"/>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2"/>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2"/>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2"/>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2"/>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2"/>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2"/>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2"/>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2"/>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2"/>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2"/>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2"/>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2"/>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2"/>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2"/>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amount specified in mm/m64 while shifting in 0s.</text:p>
          </table:table-cell>
          <table:table-cell table:number-columns-repeated="1012"/>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amount specified in xmm2 /m128 while shifting in 0s.</text:p>
          </table:table-cell>
          <table:table-cell table:number-columns-repeated="1012"/>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imm8 while shifting in 0s.</text:p>
          </table:table-cell>
          <table:table-cell table:number-columns-repeated="1012"/>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imm8 while shifting in 0s.</text:p>
          </table:table-cell>
          <table:table-cell table:number-columns-repeated="1012"/>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2"/>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2"/>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2"/>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2"/>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2"/>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2"/>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amount specified in xmm3/m128 while shifting in 0s.</text:p>
          </table:table-cell>
          <table:table-cell table:number-columns-repeated="1012"/>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imm8 while shifting in 0s.</text:p>
          </table:table-cell>
          <table:table-cell table:number-columns-repeated="1012"/>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2"/>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2"/>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2"/>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2"/>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2"/>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2"/>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2"/>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2"/>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2"/>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2"/>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2"/>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2"/>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2"/>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2"/>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2"/>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2"/>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2"/>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2"/>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2"/>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2"/>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2"/>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2"/>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2"/>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2"/>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2"/>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2"/>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2"/>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2"/>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2"/>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2"/>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2"/>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2"/>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2"/>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2"/>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2"/>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2"/>
        </table:table-row>
        <table:table-row table:style-name="ro3">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2"/>
        </table:table-row>
        <table:table-row table:style-name="ro3">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2"/>
        </table:table-row>
        <table:table-row table:style-name="ro3">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2"/>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2"/>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2"/>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2"/>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2"/>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2"/>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2"/>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2"/>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2"/>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2"/>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2"/>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2"/>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2"/>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2"/>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5"/>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12"/>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2"/>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2"/>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5"/>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12"/>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2"/>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2"/>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2"/>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3"/>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2"/>
        </table:table-row>
        <table:table-row table:style-name="ro1">
          <table:table-cell table:style-name="ce6" office:value-type="string">
            <text:p>0E</text:p>
          </table:table-cell>
          <table:table-cell table:style-name="ce6" office:value-type="string">
            <text:p>PUSH CS</text:p>
          </table:table-cell>
          <table:table-cell table:style-name="ce6" table:number-columns-repeated="5"/>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12"/>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5"/>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12"/>
        </table:table-row>
        <table:table-row table:style-name="ro1">
          <table:table-cell table:style-name="ce6" office:value-type="string">
            <text:p>1E</text:p>
          </table:table-cell>
          <table:table-cell table:style-name="ce6" office:value-type="string">
            <text:p>PUSH DS</text:p>
          </table:table-cell>
          <table:table-cell table:style-name="ce6" table:number-columns-repeated="5"/>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12"/>
        </table:table-row>
        <table:table-row table:style-name="ro1">
          <table:table-cell table:style-name="ce11" office:value-type="string">
            <text:p>06</text:p>
          </table:table-cell>
          <table:table-cell table:style-name="ce6" office:value-type="string">
            <text:p>PUSH ES</text:p>
          </table:table-cell>
          <table:table-cell table:style-name="ce6" table:number-columns-repeated="5"/>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12"/>
        </table:table-row>
        <table:table-row table:style-name="ro4">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3"/>
          <table:table-cell table:style-name="ce5" office:value-type="string">
            <text:p>V</text:p>
          </table:table-cell>
          <table:table-cell office:value-type="string">
            <text:p>V</text:p>
          </table:table-cell>
          <table:table-cell/>
          <table:table-cell office:value-type="string">
            <text:p>pushq</text:p>
          </table:table-cell>
          <table:table-cell table:style-name="ce17" office:value-type="string">
            <text:p><text:span text:style-name="T22">Push FS</text:span><text:span text:style-name="T23">.</text:span></text:p>
          </table:table-cell>
          <table:table-cell table:number-columns-repeated="1012"/>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2"/>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12"/>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12"/>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2"/>
        </table:table-row>
        <table:table-row table:style-name="ro1">
          <table:table-cell table:style-name="ce6" office:value-type="string">
            <text:p>9C</text:p>
          </table:table-cell>
          <table:table-cell table:style-name="ce6" office:value-type="string">
            <text:p>PUSHFD</text:p>
          </table:table-cell>
          <table:table-cell table:style-name="ce6" table:number-columns-repeated="5"/>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12"/>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number-columns-repeated="3" table:style-name="ce5"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2"/>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2"/>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2"/>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2"/>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2"/>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2"/>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2"/>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2"/>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2"/>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2"/>
        </table:table-row>
        <table:table-row table:style-name="ro2">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2"/>
        </table:table-row>
        <table:table-row table:style-name="ro2">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2"/>
        </table:table-row>
        <table:table-row table:style-name="ro2">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2"/>
        </table:table-row>
        <table:table-row table:style-name="ro2">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2"/>
        </table:table-row>
        <table:table-row table:style-name="ro2">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2"/>
        </table:table-row>
        <table:table-row table:style-name="ro2">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2"/>
        </table:table-row>
        <table:table-row table:style-name="ro2">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2"/>
        </table:table-row>
        <table:table-row table:style-name="ro2">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2"/>
        </table:table-row>
        <table:table-row table:style-name="ro2">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2"/>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2"/>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2"/>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2"/>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2"/>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2"/>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2"/>
        </table:table-row>
        <table:table-row table:style-name="ro2">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2"/>
        </table:table-row>
        <table:table-row table:style-name="ro2">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2"/>
        </table:table-row>
        <table:table-row table:style-name="ro2">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2"/>
        </table:table-row>
        <table:table-row table:style-name="ro2">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2"/>
        </table:table-row>
        <table:table-row table:style-name="ro2">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2"/>
        </table:table-row>
        <table:table-row table:style-name="ro2">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2"/>
        </table:table-row>
        <table:table-row table:style-name="ro2">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2"/>
        </table:table-row>
        <table:table-row table:style-name="ro2">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2"/>
        </table:table-row>
        <table:table-row table:style-name="ro2">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2"/>
        </table:table-row>
        <table:table-row table:style-name="ro2">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2"/>
        </table:table-row>
        <table:table-row table:style-name="ro2">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2"/>
        </table:table-row>
        <table:table-row table:style-name="ro2">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2"/>
        </table:table-row>
        <table:table-row table:style-name="ro2">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2"/>
        </table:table-row>
        <table:table-row table:style-name="ro2">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2"/>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2"/>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2"/>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2"/>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2"/>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2"/>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2"/>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2"/>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2"/>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2"/>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2"/>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2"/>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2"/>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2"/>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2"/>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2"/>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2"/>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2"/>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2"/>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2"/>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2"/>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2"/>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2"/>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2"/>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2"/>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2"/>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2"/>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2"/>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2"/>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2"/>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2"/>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office:value-type="string">
            <text:p>FS</text:p>
          </table:table-cell>
          <table:table-cell table:style-name="ce5" table:number-columns-repeated="2"/>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2"/>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office:value-type="string">
            <text:p>FS</text:p>
          </table:table-cell>
          <table:table-cell table:style-name="ce5" table:number-columns-repeated="2"/>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2"/>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office:value-type="string">
            <text:p>GS</text:p>
          </table:table-cell>
          <table:table-cell table:style-name="ce5" table:number-columns-repeated="2"/>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2"/>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office:value-type="string">
            <text:p>GS</text:p>
          </table:table-cell>
          <table:table-cell table:style-name="ce5" table:number-columns-repeated="2"/>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2"/>
        </table:table-row>
        <table:table-row table:style-name="ro1">
          <table:table-cell table:number-columns-repeated="1024"/>
        </table:table-row>
        <table:table-row table:style-name="ro1">
          <table:table-cell office:value-type="string">
            <text:p>0F 32</text:p>
          </table:table-cell>
          <table:table-cell office:value-type="string">
            <text:p>RDMSR</text:p>
          </table:table-cell>
          <table:table-cell office:value-type="string">
            <text:p>NP</text:p>
          </table:table-cell>
          <table:table-cell/>
          <table:table-cell table:number-columns-repeated="3" office:value-type="string">
            <text:p>???</text:p>
          </table:table-cell>
          <table:table-cell table:number-columns-repeated="2" office:value-type="string">
            <text:p>V</text:p>
          </table:table-cell>
          <table:table-cell table:style-name="Default"/>
          <table:table-cell office:value-type="string">
            <text:p>rdmsr</text:p>
          </table:table-cell>
          <table:table-cell office:value-type="string">
            <text:p>Read MSR specified by ECX into EDX:EAX.</text:p>
          </table:table-cell>
          <table:table-cell table:number-columns-repeated="1012"/>
        </table:table-row>
        <table:table-row table:style-name="ro1">
          <table:table-cell table:number-columns-repeated="9"/>
          <table:table-cell table:style-name="Default"/>
          <table:table-cell table:number-columns-repeated="1014"/>
        </table:table-row>
        <table:table-row table:style-name="ro1">
          <table:table-cell table:style-name="ce5" office:value-type="string">
            <text:p>0F 33</text:p>
          </table:table-cell>
          <table:table-cell table:style-name="ce5" office:value-type="string">
            <text:p>RDPMC</text:p>
          </table:table-cell>
          <table:table-cell table:style-name="ce5" office:value-type="string">
            <text:p>NP</text:p>
          </table:table-cell>
          <table:table-cell table:style-name="ce5"/>
          <table:table-cell office:value-type="string">
            <text:p>ECX</text:p>
          </table:table-cell>
          <table:table-cell office:value-type="string">
            <text:p>EAX EDX</text:p>
          </table:table-cell>
          <table:table-cell/>
          <table:table-cell table:number-columns-repeated="2" table:style-name="ce5" office:value-type="string">
            <text:p>V</text:p>
          </table:table-cell>
          <table:table-cell table:style-name="Default"/>
          <table:table-cell table:style-name="ce5" office:value-type="string">
            <text:p>rdpmc</text:p>
          </table:table-cell>
          <table:table-cell table:style-name="ce5" office:value-type="string">
            <text:p>Read performance-monitoring counter specified by ECX into EDX:EAX.</text:p>
          </table:table-cell>
          <table:table-cell table:number-columns-repeated="1012"/>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number-columns-repeated="3" office:value-type="string">
            <text:p>???</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2"/>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number-columns-repeated="3" office:value-type="string">
            <text:p>???</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2"/>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number-columns-repeated="3" office:value-type="string">
            <text:p>???</text:p>
          </table:table-cell>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2"/>
        </table:table-row>
        <table:table-row table:style-name="ro1">
          <table:table-cell table:number-columns-repeated="1024"/>
        </table:table-row>
        <table:table-row table:style-name="ro1">
          <table:table-cell table:style-name="ce5" office:value-type="string">
            <text:p>0F 31</text:p>
          </table:table-cell>
          <table:table-cell table:style-name="ce5" office:value-type="string">
            <text:p>RDTSC</text:p>
          </table:table-cell>
          <table:table-cell table:style-name="ce5" office:value-type="string">
            <text:p>NP</text:p>
          </table:table-cell>
          <table:table-cell table:style-name="ce5"/>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dtsc</text:p>
          </table:table-cell>
          <table:table-cell table:style-name="ce5" office:value-type="string">
            <text:p>Read time-stamp counter into EDX:EAX.</text:p>
          </table:table-cell>
          <table:table-cell table:number-columns-repeated="1012"/>
        </table:table-row>
        <table:table-row table:style-name="ro1">
          <table:table-cell table:number-columns-repeated="1024"/>
        </table:table-row>
        <table:table-row table:style-name="ro1">
          <table:table-cell table:style-name="ce5" office:value-type="string">
            <text:p>0F 01 F9</text:p>
          </table:table-cell>
          <table:table-cell table:style-name="ce5" office:value-type="string">
            <text:p>RDTSCP</text:p>
          </table:table-cell>
          <table:table-cell table:style-name="ce5" office:value-type="string">
            <text:p>NP</text:p>
          </table:table-cell>
          <table:table-cell table:style-name="ce5"/>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dtscp</text:p>
          </table:table-cell>
          <table:table-cell table:style-name="ce5" office:value-type="string">
            <text:p>Read 64-bit time-stamp counter and 32-bit IA32_TSC_AUX value into EDX:EAX and ECX.</text:p>
          </table:table-cell>
          <table:table-cell table:number-columns-repeated="1012"/>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2"/>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2"/>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2"/>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2"/>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2"/>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2"/>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2"/>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2"/>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2"/>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2"/>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2"/>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2"/>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2"/>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2"/>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2"/>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2"/>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2"/>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2"/>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2"/>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2"/>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2"/>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2"/>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2"/>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2"/>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2"/>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2"/>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2"/>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2"/>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2"/>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2"/>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2"/>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2"/>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2"/>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2"/>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2"/>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2"/>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2"/>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2"/>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2"/>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2"/>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2"/>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2"/>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2"/>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2"/>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2"/>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2"/>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2"/>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2"/>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2"/>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2"/>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2"/>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2"/>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2"/>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2"/>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2"/>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2"/>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2"/>
        </table:table-row>
        <table:table-row table:style-name="ro1">
          <table:table-cell table:number-columns-repeated="9"/>
          <table:table-cell table:style-name="ce5"/>
          <table:table-cell table:number-columns-repeated="1014"/>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2"/>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2"/>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I</text:p>
          </table:table-cell>
          <table:table-cell table:style-name="ce6" office:value-type="string">
            <text:p>V</text:p>
          </table:table-cell>
          <table:table-cell table:style-name="ce6"/>
          <table:table-cell table:style-name="ce6" office:value-type="string">
            <text:p>rsm</text:p>
          </table:table-cell>
          <table:table-cell table:style-name="ce6" office:value-type="string">
            <text:p>Resume operation of interrupted program.</text:p>
          </table:table-cell>
          <table:table-cell table:style-name="ce18" table:number-columns-repeated="1012"/>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2"/>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2"/>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2"/>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2"/>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2"/>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table:style-name="ce5" office:value-type="string">
            <text:p>S Z A P C</text:p>
          </table:table-cell>
          <table:table-cell table:style-name="ce5"/>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2"/>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2"/>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2"/>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2"/>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2"/>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2"/>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2"/>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2"/>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2"/>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2"/>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2"/>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2"/>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2"/>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2"/>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2"/>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2"/>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2"/>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2"/>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2"/>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2"/>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2"/>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2"/>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2"/>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2"/>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2"/>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2"/>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2"/>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2"/>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2"/>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2"/>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2"/>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2"/>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2"/>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2"/>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2"/>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2"/>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2"/>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2"/>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2"/>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2"/>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2"/>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2"/>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2"/>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2"/>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2"/>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2"/>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2"/>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2"/>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2"/>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2"/>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2"/>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2"/>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2"/>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2"/>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2"/>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2"/>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2"/>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2"/>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2"/>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2"/>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2"/>
        </table:table-row>
        <table:table-row table:style-name="ro1">
          <table:table-cell table:number-columns-repeated="6"/>
          <table:table-cell table:style-name="ce5"/>
          <table:table-cell table:number-columns-repeated="1017"/>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2"/>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2"/>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2"/>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2"/>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2"/>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2"/>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2"/>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2"/>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2"/>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2"/>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2"/>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2"/>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2"/>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2"/>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2"/>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2"/>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2"/>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2"/>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2"/>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2"/>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2"/>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P C</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2"/>
        </table:table-row>
        <table:table-row table:style-name="ro1">
          <table:table-cell table:number-columns-repeated="7"/>
          <table:table-cell table:style-name="ce5"/>
          <table:table-cell table:number-columns-repeated="1016"/>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2"/>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2"/>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2"/>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2"/>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2"/>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2"/>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2"/>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number-columns-repeated="3" table:style-name="ce5"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2"/>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2"/>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2"/>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2"/>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2"/>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2"/>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2"/>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2"/>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2"/>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2"/>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2"/>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2"/>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2"/>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2"/>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2"/>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2"/>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2"/>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2"/>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2"/>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2"/>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2"/>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2"/>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2"/>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2"/>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2"/>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2"/>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2"/>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2"/>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2"/>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2"/>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2"/>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2"/>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2"/>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2"/>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2"/>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2"/>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2"/>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2"/>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2"/>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2"/>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2"/>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2"/>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O</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2"/>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2"/>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2"/>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S</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2"/>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S</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2"/>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2"/>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2"/>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O</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2"/>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O</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2"/>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2"/>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2"/>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2"/>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2"/>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2"/>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2"/>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S</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2"/>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S</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2"/>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2"/>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2"/>
        </table:table-row>
        <table:table-row table:style-name="ro1">
          <table:table-cell table:number-columns-repeated="7"/>
          <table:table-cell table:style-name="ce5" table:number-columns-repeated="4"/>
          <table:table-cell table:number-columns-repeated="1013"/>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2"/>
        </table:table-row>
        <table:table-row table:style-name="ro1">
          <table:table-cell table:number-columns-repeated="1024"/>
        </table:table-row>
        <table:table-row table:style-name="ro1">
          <table:table-cell office:value-type="string">
            <text:p>0F 01 /0</text:p>
          </table:table-cell>
          <table:table-cell office:value-type="string">
            <text:p>SGDT m</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office:value-type="string">
            <text:p>V</text:p>
          </table:table-cell>
          <table:table-cell/>
          <table:table-cell office:value-type="string">
            <text:p>sgdt</text:p>
          </table:table-cell>
          <table:table-cell office:value-type="string">
            <text:p>Store GDTR to m.</text:p>
          </table:table-cell>
          <table:table-cell table:number-columns-repeated="1012"/>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2"/>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2"/>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2"/>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2"/>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2"/>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2"/>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2"/>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2"/>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2"/>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2"/>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2"/>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2"/>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2"/>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2"/>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2"/>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2"/>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2"/>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2"/>
        </table:table-row>
        <table:table-row table:style-name="ro1">
          <table:table-cell table:number-columns-repeated="1024"/>
        </table:table-row>
        <table:table-row table:style-name="ro1">
          <table:table-cell table:style-name="ce5" office:value-type="string">
            <text:p>0F 01 /1</text:p>
          </table:table-cell>
          <table:table-cell table:style-name="ce5" office:value-type="string">
            <text:p>SIDT 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idt</text:p>
          </table:table-cell>
          <table:table-cell table:style-name="ce5" office:value-type="string">
            <text:p>Store IDTR to m.</text:p>
          </table:table-cell>
          <table:table-cell table:number-columns-repeated="1012"/>
        </table:table-row>
        <table:table-row table:style-name="ro1">
          <table:table-cell table:number-columns-repeated="1024"/>
        </table:table-row>
        <table:table-row table:style-name="ro1">
          <table:table-cell table:style-name="ce5" office:value-type="string">
            <text:p>0F 00 /0</text:p>
          </table:table-cell>
          <table:table-cell table:style-name="ce5" office:value-type="string">
            <text:p>SLDT r/m16</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ldtw</text:p>
          </table:table-cell>
          <table:table-cell table:style-name="ce5" office:value-type="string">
            <text:p>Stores segment selector from LDTR in r/m16.</text:p>
          </table:table-cell>
          <table:table-cell table:number-columns-repeated="1012"/>
        </table:table-row>
        <table:table-row table:style-name="ro1">
          <table:table-cell table:style-name="ce5" office:value-type="string">
            <text:p>REX.W+ 0F 00 /0</text:p>
          </table:table-cell>
          <table:table-cell table:style-name="ce5" office:value-type="string">
            <text:p>SLDT r64/m16</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ldtq</text:p>
          </table:table-cell>
          <table:table-cell table:style-name="ce5" office:value-type="string">
            <text:p>Stores segment selector from LDTR in r64/m16.</text:p>
          </table:table-cell>
          <table:table-cell table:number-columns-repeated="1012"/>
        </table:table-row>
        <table:table-row table:style-name="ro1">
          <table:table-cell table:number-columns-repeated="1024"/>
        </table:table-row>
        <table:table-row table:style-name="ro1">
          <table:table-cell table:style-name="ce5" office:value-type="string">
            <text:p>0F 01 /4</text:p>
          </table:table-cell>
          <table:table-cell table:style-name="ce5" office:value-type="string">
            <text:p>SMSW r/m16</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msww</text:p>
          </table:table-cell>
          <table:table-cell table:style-name="ce5" office:value-type="string">
            <text:p>Store machine status word to r/m16.</text:p>
          </table:table-cell>
          <table:table-cell table:number-columns-repeated="1012"/>
        </table:table-row>
        <table:table-row table:style-name="ro1">
          <table:table-cell table:style-name="ce5" office:value-type="string">
            <text:p>0F 01 /4</text:p>
          </table:table-cell>
          <table:table-cell table:style-name="ce5" office:value-type="string">
            <text:p>SMSW r32/m16</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mswl</text:p>
          </table:table-cell>
          <table:table-cell table:style-name="ce5" office:value-type="string">
            <text:p>Store machine status word in low-order 16 bits of r32/m16; high-order 16 bits of r32 are undefined.</text:p>
          </table:table-cell>
          <table:table-cell table:number-columns-repeated="1012"/>
        </table:table-row>
        <table:table-row table:style-name="ro1">
          <table:table-cell table:style-name="ce5" office:value-type="string">
            <text:p>REX.W+ 0F 01 /4</text:p>
          </table:table-cell>
          <table:table-cell table:style-name="ce5" office:value-type="string">
            <text:p>SMSW r64/m16</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mswq</text:p>
          </table:table-cell>
          <table:table-cell table:style-name="ce5" office:value-type="string">
            <text:p>Store machine status word in low-order 16 bits of r64/m16; high-order 16 bits of r32 are undefined.</text:p>
          </table:table-cell>
          <table:table-cell table:number-columns-repeated="1012"/>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2"/>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2"/>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2"/>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2"/>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2"/>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2"/>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2"/>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2"/>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2"/>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2"/>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C</text:p>
          </table:table-cell>
          <table:table-cell table:style-name="ce5"/>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2"/>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D</text:p>
          </table:table-cell>
          <table:table-cell table:style-name="ce5"/>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2"/>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2"/>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2"/>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2"/>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2"/>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2"/>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2"/>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2"/>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2"/>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2"/>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2"/>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number-columns-repeated="3" table:style-name="ce5"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2"/>
        </table:table-row>
        <table:table-row table:style-name="ro1">
          <table:table-cell table:number-columns-repeated="1024"/>
        </table:table-row>
        <table:table-row table:style-name="ro1">
          <table:table-cell table:style-name="ce5" office:value-type="string">
            <text:p>0F 00 /1</text:p>
          </table:table-cell>
          <table:table-cell table:style-name="ce5" office:value-type="string">
            <text:p>STR r/m16</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tr</text:p>
          </table:table-cell>
          <table:table-cell table:style-name="ce5" office:value-type="string">
            <text:p>Stores segment selector from TR in r/m16.</text:p>
          </table:table-cell>
          <table:table-cell table:number-columns-repeated="1012"/>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2"/>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2"/>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2"/>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2"/>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2"/>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2"/>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2"/>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2"/>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2"/>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2"/>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2"/>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2"/>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2"/>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2"/>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2"/>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2"/>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2"/>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2"/>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2"/>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2"/>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2"/>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2"/>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2"/>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2"/>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2"/>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2"/>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2"/>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2"/>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2"/>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2"/>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2"/>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2"/>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table-cell table:number-columns-repeated="3" table:style-name="ce5" office:value-type="string">
            <text:p>???</text:p>
          </table:table-cell>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2"/>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2"/>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2"/>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2"/>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2"/>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2"/>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3"/>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2"/>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2"/>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2"/>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2"/>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2"/>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2"/>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2"/>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2"/>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2"/>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2"/>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2"/>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2"/>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2"/>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2"/>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2"/>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2"/>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2"/>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2"/>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2"/>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2"/>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2"/>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2"/>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2"/>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2"/>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2"/>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2"/>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2"/>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2"/>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2"/>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2"/>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2"/>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2"/>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3"/>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2"/>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2"/>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2"/>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2"/>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table:number-columns-repeated="3"/>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2"/>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table:number-columns-repeated="3"/>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2"/>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2"/>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2"/>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Z</text:p>
          </table:table-cell>
          <table:table-cell table:style-name="ce5"/>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2"/>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Z</text:p>
          </table:table-cell>
          <table:table-cell table:style-name="ce5"/>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2"/>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2"/>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2"/>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2"/>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2"/>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2"/>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2"/>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2"/>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2"/>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2"/>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2"/>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2"/>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2"/>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2"/>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2"/>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2"/>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2"/>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2"/>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2"/>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2"/>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2"/>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2"/>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2"/>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2"/>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2"/>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2"/>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C0 C1 C2 C3</text:p>
          </table:table-cell>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2"/>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C0 C1 C2 C3</text:p>
          </table:table-cell>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2"/>
        </table:table-row>
        <table:table-row table:style-name="ro1">
          <table:table-cell table:number-columns-repeated="1024"/>
        </table:table-row>
        <table:table-row table:style-name="ro1">
          <table:table-cell table:style-name="ce5" office:value-type="string">
            <text:p>0F 09</text:p>
          </table:table-cell>
          <table:table-cell table:style-name="ce5" office:value-type="string">
            <text:p>WBINVD</text:p>
          </table:table-cell>
          <table:table-cell table:style-name="ce5" office:value-type="string">
            <text:p>NP</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wbinvd</text:p>
          </table:table-cell>
          <table:table-cell table:style-name="ce5" office:value-type="string">
            <text:p>Write back and flush Internal caches; initiate writing-back and flushing of external caches.</text:p>
          </table:table-cell>
          <table:table-cell table:number-columns-repeated="1012"/>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table-cell table:style-name="ce5" office:value-type="string">
            <text:p>FS</text:p>
          </table:table-cell>
          <table:table-cell table:style-name="ce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2"/>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table-cell table:style-name="ce5" office:value-type="string">
            <text:p>FS</text:p>
          </table:table-cell>
          <table:table-cell table:style-name="ce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2"/>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table-cell table:style-name="ce5" office:value-type="string">
            <text:p>GS</text:p>
          </table:table-cell>
          <table:table-cell table:style-name="ce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32-bit value in the source register.</text:p>
          </table:table-cell>
          <table:table-cell table:number-columns-repeated="1012"/>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table-cell table:style-name="ce5" office:value-type="string">
            <text:p>GS</text:p>
          </table:table-cell>
          <table:table-cell table:style-name="ce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64-bit value in the source register.</text:p>
          </table:table-cell>
          <table:table-cell table:number-columns-repeated="1012"/>
        </table:table-row>
        <table:table-row table:style-name="ro1">
          <table:table-cell table:number-columns-repeated="1024"/>
        </table:table-row>
        <table:table-row table:style-name="ro1">
          <table:table-cell table:style-name="ce5" office:value-type="string">
            <text:p>0F 30</text:p>
          </table:table-cell>
          <table:table-cell table:style-name="ce5" office:value-type="string">
            <text:p>WRMSR</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wrmsr</text:p>
          </table:table-cell>
          <table:table-cell table:style-name="ce5" office:value-type="string">
            <text:p>Write the value in EDX:EAX to MSR specified by ECX.</text:p>
          </table:table-cell>
          <table:table-cell table:number-columns-repeated="1012"/>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2"/>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2"/>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2"/>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 S Z A C P</text:p>
          </table:table-cell>
          <table:table-cell table:style-name="ce5"/>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2"/>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 S Z A C 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2"/>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2"/>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2"/>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2"/>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2"/>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2"/>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2"/>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2"/>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2"/>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2"/>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2"/>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2"/>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2"/>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2"/>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2"/>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2"/>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2"/>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2"/>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2"/>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2"/>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number-columns-repeated="3" table:style-name="ce5"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2"/>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2"/>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2"/>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2"/>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2"/>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2"/>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2"/>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2"/>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2"/>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2"/>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2"/>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2"/>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2"/>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2"/>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2"/>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2"/>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2"/>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2"/>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2"/>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2"/>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2"/>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2"/>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2"/>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2"/>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2"/>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2"/>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2"/>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2"/>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2"/>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2"/>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2"/>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2"/>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2"/>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2"/>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2"/>
        </table:table-row>
        <table:table-row table:style-name="ro1">
          <table:table-cell table:number-columns-repeated="1024"/>
        </table:table-row>
        <table:table-row table:style-name="ro1">
          <table:table-cell table:style-name="ce5" office:value-type="string">
            <text:p>0F 01 D1</text:p>
          </table:table-cell>
          <table:table-cell table:style-name="ce5" office:value-type="string">
            <text:p>XSETBV</text:p>
          </table:table-cell>
          <table:table-cell table:style-name="ce5" office:value-type="string">
            <text:p>NP</text:p>
          </table:table-cell>
          <table:table-cell table:style-name="ce5"/>
          <table:table-cell table:number-columns-repeated="3" table:style-name="ce5" office:value-type="string">
            <text:p>???</text:p>
          </table:table-cell>
          <table:table-cell table:number-columns-repeated="2" table:style-name="ce5" office:value-type="string">
            <text:p>V</text:p>
          </table:table-cell>
          <table:table-cell table:style-name="ce5"/>
          <table:table-cell table:style-name="ce5" office:value-type="string">
            <text:p>xsetbv</text:p>
          </table:table-cell>
          <table:table-cell table:style-name="ce5" office:value-type="string">
            <text:p>Write the value in EDX:EAX to the XCR specified by ECX.</text:p>
          </table:table-cell>
          <table:table-cell table:number-columns-repeated="1012"/>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1-28T13:08:29</dc:date>
    <meta:editing-duration>P2DT20H35M56S</meta:editing-duration>
    <meta:editing-cycles>270</meta:editing-cycles>
    <meta:generator>LibreOffice/3.5$Linux_X86_64 LibreOffice_project/350m1$Build-2</meta:generator>
    <meta:document-statistic meta:table-count="1" meta:cell-count="18084" meta:object-count="0"/>
  </office:meta>
</office:document-meta>
</file>